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614cm" style:rel-column-width="2616*"/>
    </style:style>
    <style:style style:name="Table1.B" style:family="table-column">
      <style:table-column-properties style:column-width="1.588cm" style:rel-column-width="900*"/>
    </style:style>
    <style:style style:name="Table1.C" style:family="table-column">
      <style:table-column-properties style:column-width="1.469cm" style:rel-column-width="833*"/>
    </style:style>
    <style:style style:name="Table1.D" style:family="table-column">
      <style:table-column-properties style:column-width="1.91cm" style:rel-column-width="1083*"/>
    </style:style>
    <style:style style:name="Table1.E" style:family="table-column">
      <style:table-column-properties style:column-width="2.588cm" style:rel-column-width="1467*"/>
    </style:style>
    <style:style style:name="Table1.F" style:family="table-column">
      <style:table-column-properties style:column-width="2.205cm" style:rel-column-width="1250*"/>
    </style:style>
    <style:style style:name="Table1.G" style:family="table-column">
      <style:table-column-properties style:column-width="2.626cm" style:rel-column-width="1489*"/>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Text_20_body">
      <style:paragraph-properties fo:text-align="center" style:justify-single-word="false"/>
      <style:text-properties fo:font-size="12pt" style:font-size-asian="12pt" style:font-size-complex="12pt"/>
    </style:style>
    <style:style style:name="P8" style:family="paragraph" style:parent-style-name="Heading">
      <style:paragraph-properties fo:text-align="center" style:justify-single-word="false"/>
    </style:style>
    <style:style style:name="P9"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Heading">
      <style:paragraph-properties fo:text-align="center" style:justify-single-word="false"/>
      <style:text-properties fo:font-size="16pt" style:font-size-asian="16pt" style:font-size-complex="16pt"/>
    </style:style>
    <style:style style:name="P11" style:family="paragraph" style:parent-style-name="Table_20_Contents">
      <style:text-properties style:font-name="Liberation Serif" fo:font-size="12pt" style:font-name-asian="DejaVu Sans" style:font-size-asian="12pt" style:font-name-complex="DejaVu Sans" style:font-size-complex="12pt"/>
    </style:style>
    <style:style style:name="P12" style:family="paragraph" style:parent-style-name="Table_20_Contents">
      <style:paragraph-properties fo:background-color="#ff6633">
        <style:background-image/>
      </style:paragraph-properties>
      <style:text-properties style:font-name="Liberation Serif" fo:font-size="12pt" style:font-name-asian="DejaVu Sans" style:font-size-asian="12pt" style:font-name-complex="DejaVu Sans" style:font-size-complex="12pt"/>
    </style:style>
    <style:style style:name="P13" style:family="paragraph" style:parent-style-name="Table_20_Contents">
      <style:paragraph-properties fo:background-color="#00ff00">
        <style:background-image/>
      </style:paragraph-properties>
      <style:text-properties style:font-name="Liberation Serif" fo:font-size="12pt" style:font-name-asian="DejaVu Sans" style:font-size-asian="12pt" style:font-name-complex="DejaVu Sans" style:font-size-complex="12pt"/>
    </style:style>
    <style:style style:name="P14" style:family="paragraph" style:parent-style-name="Table_20_Contents">
      <style:paragraph-properties fo:background-color="#dc2300">
        <style:background-image/>
      </style:paragraph-properties>
      <style:text-properties style:font-name="Liberation Serif" fo:font-size="12pt" style:font-name-asian="DejaVu Sans" style:font-size-asian="12pt" style:font-name-complex="DejaVu Sans" style:font-size-complex="12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2">
      <style:text-properties fo:font-weight="normal" style:font-weight-asian="normal" style:font-weight-complex="normal"/>
    </style:style>
    <style:style style:name="P18" style:family="paragraph" style:parent-style-name="Standard" style:list-style-name="L3">
      <style:text-properties fo:font-weight="normal" style:font-weight-asian="normal" style:font-weight-complex="normal"/>
    </style:style>
    <style:style style:name="P19" style:family="paragraph" style:parent-style-name="Standard" style:list-style-name="L6">
      <style:text-properties fo:font-weight="normal" style:font-weight-asian="normal" style:font-weight-complex="normal"/>
    </style:style>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4">
      <style:text-properties fo:font-weight="normal" style:font-weight-asian="normal" style:font-weight-complex="normal"/>
    </style:style>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7">
      <style:paragraph-properties fo:margin-top="0cm" fo:margin-bottom="0cm"/>
    </style:style>
    <style:style style:name="P26" style:family="paragraph" style:parent-style-name="Text_20_body" style:list-style-name="L10">
      <style:paragraph-properties fo:margin-top="0cm" fo:margin-bottom="0cm"/>
    </style:style>
    <style:style style:name="P27" style:family="paragraph" style:parent-style-name="Heading_20_1">
      <style:paragraph-properties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4">
      <style:paragraph-properties>
        <style:tab-stops>
          <style:tab-stop style:position="15.503cm" style:type="right" style:leader-style="dotted" style:leader-text="."/>
        </style:tab-stops>
      </style:paragraph-properties>
    </style:style>
    <style:style style:name="P33" style:family="paragraph" style:parent-style-name="Contents_20_5">
      <style:paragraph-properties>
        <style:tab-stops>
          <style:tab-stop style:position="15.004cm" style:type="right" style:leader-style="dotted" style:leader-text="."/>
        </style:tab-stops>
      </style:paragraph-properties>
    </style:style>
    <style:style style:name="P34" style:family="paragraph" style:parent-style-name="Contents_20_6">
      <style:paragraph-properties>
        <style:tab-stops>
          <style:tab-stop style:position="14.504cm" style:type="right" style:leader-style="dotted" style:leader-text="."/>
        </style:tab-stops>
      </style:paragraph-properties>
    </style:style>
    <style:style style:name="P35" style:family="paragraph" style:parent-style-name="Table_20_Contents">
      <style:paragraph-properties fo:text-align="center" style:justify-single-word="false"/>
      <style:text-properties style:font-name="Liberation Serif" fo:font-size="12pt" style:font-name-asian="DejaVu Sans" style:font-size-asian="12pt" style:font-name-complex="DejaVu Sans"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Liberation Serif"/>
    </style:style>
    <style:style style:name="T8" style:family="text">
      <style:text-properties style:font-name="Liberation Serif" fo:font-size="12pt" style:font-size-asian="12pt" style:font-size-complex="12pt"/>
    </style:style>
    <style:style style:name="T9" style:family="text">
      <style:text-properties fo:color="#000000" style:font-name="Liberation Serif" fo:font-size="12pt" style:font-size-asian="12pt" style:font-size-complex="12pt"/>
    </style:style>
    <style:style style:name="T10"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9">NAA</text:p>
      <text:p text:style-name="P8">DRAFT</text:p>
      <text:p text:style-name="P10">Long Term Digital Preservation Format for Video Options Paper</text:p>
      <text:p text:style-name="P6"/>
      <text:p text:style-name="P7">Christopher Smart</text:p>
      <text:p text:style-name="P7">January 2010</text:p>
      <text:p text:style-name="P7"/>
      <text:p text:style-name="P7">Version 0.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28">Purpose<text:tab/>4</text:p>
          <text:p text:style-name="P28">Scope<text:tab/>4</text:p>
          <text:p text:style-name="P28">Definitions<text:tab/>4</text:p>
          <text:p text:style-name="P29">Video stream (images)<text:tab/>4</text:p>
          <text:p text:style-name="P29">Audio stream<text:tab/>4</text:p>
          <text:p text:style-name="P29">Container format<text:tab/>4</text:p>
          <text:p text:style-name="P28">Data Sources<text:tab/>4</text:p>
          <text:p text:style-name="P28">Process<text:tab/>5</text:p>
          <text:p text:style-name="P28">Working copy<text:tab/>5</text:p>
          <text:p text:style-name="P28">Access copy<text:tab/>5</text:p>
          <text:p text:style-name="P28">Requirements<text:tab/>5</text:p>
          <text:p text:style-name="P29">Digital Format<text:tab/>5</text:p>
          <text:p text:style-name="P31">Community developed<text:tab/>5</text:p>
          <text:p text:style-name="P31">Multiple implementations<text:tab/>6</text:p>
          <text:p text:style-name="P31">Openly specified<text:tab/>6</text:p>
          <text:p text:style-name="P31">Patent and royalty free<text:tab/>6</text:p>
          <text:p text:style-name="P29">Essential Characteristics of Video<text:tab/>6</text:p>
          <text:p text:style-name="P31">Colour-space<text:tab/>7</text:p>
          <text:p text:style-name="P31">Compression<text:tab/>7</text:p>
          <text:p text:style-name="P31">Resolution<text:tab/>8</text:p>
          <text:p text:style-name="P28">Video Codec vs Video Format<text:tab/>8</text:p>
          <text:p text:style-name="P28">Options<text:tab/>9</text:p>
          <text:p text:style-name="P29">Lossless Video Options<text:tab/>9</text:p>
          <text:p text:style-name="P31">Open Lossless Video Options<text:tab/>10</text:p>
          <text:p text:style-name="P31">Assessing Video Format Requirements Suitability<text:tab/>10</text:p>
          <text:p text:style-name="P32">Dirac<text:tab/>10</text:p>
          <text:p text:style-name="P33">Technical details<text:tab/>10</text:p>
          <text:p text:style-name="P33">Format requirements<text:tab/>11</text:p>
          <text:p text:style-name="P34">Community developed<text:tab/>11</text:p>
          <text:p text:style-name="P34">Multiple implementations<text:tab/>11</text:p>
          <text:p text:style-name="P34">Openly specified<text:tab/>11</text:p>
          <text:p text:style-name="P34">Patent and royalty free<text:tab/>11</text:p>
          <text:p text:style-name="P33">Suitability score<text:tab/>12</text:p>
          <text:p text:style-name="P32">FFV1<text:tab/>12</text:p>
          <text:p text:style-name="P33">Technical details<text:tab/>12</text:p>
          <text:p text:style-name="P33">Format requirements<text:tab/>12</text:p>
          <text:p text:style-name="P34">Community developed<text:tab/>12</text:p>
          <text:p text:style-name="P34">Multiple implementations<text:tab/>13</text:p>
          <text:p text:style-name="P34">Openly specified<text:tab/>13</text:p>
          <text:p text:style-name="P34">Patent and royalty free<text:tab/>13</text:p>
          <text:p text:style-name="P33">Suitability score<text:tab/>13</text:p>
          <text:p text:style-name="P32">H.264<text:tab/>13</text:p>
          <text:p text:style-name="P33">Technical details<text:tab/>13</text:p>
          <text:p text:style-name="P33">Format requirements<text:tab/>13</text:p>
          <text:p text:style-name="P34">Community developed<text:tab/>13</text:p>
          <text:p text:style-name="P34">Multiple implementations<text:tab/>13</text:p>
          <text:p text:style-name="P34">Openly specified<text:tab/>14</text:p>
          <text:p text:style-name="P34">Patent and royalty free<text:tab/>14</text:p>
          <text:p text:style-name="P33">Suitability score<text:tab/>14</text:p>
          <text:p text:style-name="P32">Huffyuv<text:tab/>14</text:p>
          <text:p text:style-name="P33"><text:soft-page-break/>Technical details<text:tab/>14</text:p>
          <text:p text:style-name="P33">Format requirements<text:tab/>15</text:p>
          <text:p text:style-name="P34">Community developed<text:tab/>15</text:p>
          <text:p text:style-name="P34">Multiple implementations<text:tab/>15</text:p>
          <text:p text:style-name="P34">Openly specified<text:tab/>15</text:p>
          <text:p text:style-name="P34">Patent and royalty free<text:tab/>15</text:p>
          <text:p text:style-name="P33">Suitability score<text:tab/>15</text:p>
          <text:p text:style-name="P32">Lagarith<text:tab/>15</text:p>
          <text:p text:style-name="P33">Technical details<text:tab/>15</text:p>
          <text:p text:style-name="P33">Format requirements<text:tab/>15</text:p>
          <text:p text:style-name="P34">Community developed<text:tab/>16</text:p>
          <text:p text:style-name="P34">Multiple implementations<text:tab/>16</text:p>
          <text:p text:style-name="P34">Openly specified<text:tab/>16</text:p>
          <text:p text:style-name="P34">Patent and royalty free<text:tab/>16</text:p>
          <text:p text:style-name="P33">Suitability score<text:tab/>16</text:p>
          <text:p text:style-name="P32">Motion JPEG 2000<text:tab/>16</text:p>
          <text:p text:style-name="P33">Technical details<text:tab/>16</text:p>
          <text:p text:style-name="P33">Format requirements<text:tab/>16</text:p>
          <text:p text:style-name="P34">Community developed<text:tab/>17</text:p>
          <text:p text:style-name="P34">Multiple implementations<text:tab/>17</text:p>
          <text:p text:style-name="P34">Openly specified<text:tab/>17</text:p>
          <text:p text:style-name="P34">Patent and royalty free<text:tab/>17</text:p>
          <text:p text:style-name="P33">Suitability score<text:tab/>17</text:p>
          <text:p text:style-name="P29">Assessing Format Requirements Suitability<text:tab/>17</text:p>
          <text:p text:style-name="P31">Assessing performance<text:tab/>18</text:p>
          <text:p text:style-name="P31">Recommended Video Codec<text:tab/>18</text:p>
          <text:p text:style-name="P29">Lossless Audio Options<text:tab/>18</text:p>
          <text:p text:style-name="P31">Open Lossless audio options<text:tab/>19</text:p>
          <text:p text:style-name="P31">Recommended Audio<text:tab/>20</text:p>
          <text:p text:style-name="P29">Container options<text:tab/>20</text:p>
          <text:p text:style-name="P31">Background on a complicated relationship<text:tab/>20</text:p>
          <text:p text:style-name="P31">Open Container Options<text:tab/>21</text:p>
          <text:p text:style-name="P31">Assessing Container Format Requirements Suitability<text:tab/>22</text:p>
          <text:p text:style-name="P32">[Container]<text:tab/>22</text:p>
          <text:p text:style-name="P33">Format requirements<text:tab/>22</text:p>
          <text:p text:style-name="P34">Community developed<text:tab/>22</text:p>
          <text:p text:style-name="P34">Multiple implementations<text:tab/>22</text:p>
          <text:p text:style-name="P34">Openly specified<text:tab/>22</text:p>
          <text:p text:style-name="P34">Patent and royalty free<text:tab/>22</text:p>
          <text:p text:style-name="P33">Suitability score<text:tab/>22</text:p>
          <text:p text:style-name="P31">Recommended Container<text:tab/>23</text:p>
          <text:p text:style-name="P28">Alternate options<text:tab/>23</text:p>
          <text:p text:style-name="P28">Test cases<text:tab/>23</text:p>
          <text:p text:style-name="P28">Summary<text:tab/>23</text:p>
          <text:p text:style-name="P28">Recommendation<text:tab/>24</text:p>
          <text:p text:style-name="P29">Video<text:tab/>24</text:p>
          <text:p text:style-name="P29">Audio<text:tab/>24</text:p>
          <text:p text:style-name="P29">Container<text:tab/>24</text:p>
        </text:index-body>
      </text:table-of-content>
      <text:p text:style-name="Text_20_body"/>
      <text:h text:style-name="P27" text:outline-level="1">Purpose</text:h>
      <text:p text:style-name="Standard">The National Archives of Australia has a requirement to select a long term preservation format for video content.</text:p>
      <text:p text:style-name="Standard"/>
      <text:h text:style-name="Heading_20_1" text:outline-level="1">Scope</text:h>
      <text:p text:style-name="Standard">This document discusses requirements for a long term preservation digital file format. This is completely separate to a format for digitisation work or access.</text:p>
      <text:p text:style-name="Standard"/>
      <text:h text:style-name="Heading_20_1" text:outline-level="1">Definitions</text:h>
      <text:p text:style-name="Standard">Digital video is unique in that it is not made of up a single data format, such as an image or audio file. Instead, it is made of up three distinct and separate components; video stream, audio stream and container format.</text:p>
      <text:h text:style-name="Heading_20_2" text:outline-level="2">Video stream (images)</text:h>
      <text:p text:style-name="P2">Multiple images are stored within a file and played in fast succession called the frame rate (generally 25 per second) to create the moving picture.<text:note text:id="ftn1" text:note-class="footnote"><text:note-citation>1</text:note-citation><text:note-body><text:p text:style-name="Footnote"><text:a xlink:type="simple" xlink:href="http://en.wikipedia.org/wiki/Motion_pictures">http://en.wikipedia.org/wiki/Motion_pictures</text:a></text:p></text:note-body></text:note> This is a specific video format (such as Theora<text:note text:id="ftn2" text:note-class="footnote"><text:note-citation>2</text:note-citation><text:note-body><text:p text:style-name="Footnote"><text:a xlink:type="simple" xlink:href="http://theora.org/">http://theora.org/</text:a></text:p></text:note-body></text:note>), which usually utilises specific compression algorithms.</text:p>
      <text:h text:style-name="Heading_20_2" text:outline-level="2">Audio stream</text:h>
      <text:p text:style-name="P2">The audio layer provides sound to accompany the video stream and may be multiple channels. This is a specific audio format (such as Vorbis<text:note text:id="ftn3" text:note-class="footnote"><text:note-citation>3</text:note-citation><text:note-body><text:p text:style-name="Footnote"><text:a xlink:type="simple" xlink:href="http://xiph.org/vorbis/">http://xiph.org/vorbis/</text:a></text:p></text:note-body></text:note>), which usually utilises specific compression algorithms.</text:p>
      <text:h text:style-name="Heading_20_2" text:outline-level="2">Container format</text:h>
      <text:p text:style-name="Standard"><text:span text:style-name="T3">The container</text:span><text:span text:style-name="T3"><text:note text:id="ftn4" text:note-class="footnote"><text:note-citation>4</text:note-citation><text:note-body><text:p text:style-name="Footnote"><text:a xlink:type="simple" xlink:href="http://en.wikipedia.org/wiki/Container_format_%28digital%29">http://en.wikipedia.org/wiki/Container_format_%28digital%29</text:a></text:p></text:note-body></text:note></text:span><text:span text:style-name="T3"> is a meta-file format (such as Ogg</text:span><text:span text:style-name="T3"><text:note text:id="ftn5" text:note-class="footnote"><text:note-citation>5</text:note-citation><text:note-body><text:p text:style-name="Footnote"><text:a xlink:type="simple" xlink:href="http://xiph.org/ogg/">http://xiph.org/ogg/</text:a></text:p></text:note-body></text:note></text:span><text:span text:style-name="T3">) which </text:span>describes how data (video and audio streams), as well as meta-data are stored (<text:span text:style-name="T4">not</text:span> coded). It wraps <text:span text:style-name="T3">the image and audio layers together to form a single file. A program able to identify and open a container file might not be able to decode the contained data, which requires an appropriate codec.</text:span></text:p>
      <text:p text:style-name="P2"/>
      <text:h text:style-name="Heading_20_1" text:outline-level="1">Data Sources</text:h>
      <text:p text:style-name="P2">Digital video coming to the NAA will primarily come from two sources, either external agencies in a variety of formats or internally as digitised video.</text:p>
      <text:p text:style-name="Standard"/>
      <text:p text:style-name="Standard">Video tends to be magnitudes larger than other forms of digital records and as such, a single copy in our chosen long term format is preferable, although we acknowledge that this is unlikely to happen. The NAA has no control over the data format chosen by external agencies, however <text:span text:style-name="T3">the format chosen for our own digitisation efforts is somewhat more flexible.</text:span></text:p>
      <text:p text:style-name="Standard"/>
      <text:h text:style-name="Heading_20_1" text:outline-level="1"><text:soft-page-break/>Process</text:h>
      <text:p text:style-name="P2">As with any other digital file, the NAA does not modify the content of the record. As such there is no requirement to edit the source video file.</text:p>
      <text:p text:style-name="P2"/>
      <text:p text:style-name="P2">The video will be received in line with NAA processes and enter the digital preservation process where a Xena normaliser will migrate to an open standards based format.</text:p>
      <text:p text:style-name="P2"/>
      <text:h text:style-name="Heading_20_1" text:outline-level="1">Working copy</text:h>
      <text:p text:style-name="Text_20_body">Some digital files received for long term preservation will have been digitised from the Audio Visual Preservation office in Sydney. It is unlikely that the requirements for a working copy as opposed to a preservation copy will overlap, especially given that proprietary tools are used to digitise analogue video.</text:p>
      <text:h text:style-name="Heading_20_1" text:outline-level="1">Access copy</text:h>
      <text:p text:style-name="P1"><text:span text:style-name="T3">An access copy may be required to be created from the original file. This format has no bearing on </text:span><text:span text:style-name="T3">the long term preservation format, except for the requirement to be able to transcode from one </text:span><text:span text:style-name="T3">format to another.</text:span></text:p>
      <text:p text:style-name="Standard"/>
      <text:h text:style-name="Heading_20_1" text:outline-level="1">Requirements</text:h>
      <text:p text:style-name="P2">The NAA's approach to digital preservation includes the migration of data into openly specified formats. This provides the NAA with the best chance of being able to read this format in the future, by avoiding vendor lock-in and other detrimental issues such as software patents.</text:p>
      <text:p text:style-name="P2"/>
      <text:p text:style-name="P2">The primary function of a preservation format however, is to be a true representation of the original record. While migration between formats is acceptable, it must not lose any information in the process. Any chosen format should be able to represent the original record without loss of information.</text:p>
      <text:p text:style-name="P2"/>
      <text:h text:style-name="Heading_20_2" text:outline-level="2">Digital Format</text:h>
      <text:p text:style-name="Standard">To assist in the selection of a suitable format the NAA digital preservation policy recommends four criteria for preservation formats. Each criterion plays an important role in ensuring that data will be accessible long term. Any format which is chosen should pass each of these requirements.</text:p>
      <text:p text:style-name="P2"/>
      <text:p text:style-name="Standard">According to the criteria, the preservation format must:</text:p>
      <text:list xml:id="list544282202" text:style-name="L1">
        <text:list-item>
          <text:p text:style-name="P15">Be community developed.</text:p>
        </text:list-item>
        <text:list-item>
          <text:p text:style-name="P15">Have multiple implementations.</text:p>
        </text:list-item>
        <text:list-item>
          <text:p text:style-name="P15">Be openly specified.</text:p>
        </text:list-item>
        <text:list-item>
          <text:p text:style-name="P15">Be patent and royalty free.</text:p>
        </text:list-item>
      </text:list>
      <text:h text:style-name="Heading_20_3" text:outline-level="3">Community developed</text:h>
      <text:p text:style-name="Standard">A data format should not be developed and/or controlled by a single commercial entity. <text:s/>Preferably it will have been created in collaboration with multiple groups, including Governments, community groups and non-Government organisations. This helps to prevent vendor lock-in and ensure the openness of the format into the future.</text:p>
      <text:h text:style-name="Heading_20_3" text:outline-level="3"><text:soft-page-break/>Multiple implementations</text:h>
      <text:p text:style-name="Standard">Having the most open data format in existence is less than ideal in the preservation space if there are no implementations of the format. A format should be supported via multiple software implementations, on a variety of platforms. These implementations should ideally be free (libre) software<text:note text:id="ftn6" text:note-class="footnote"><text:note-citation>6</text:note-citation><text:note-body><text:p text:style-name="Footnote"><text:a xlink:type="simple" xlink:href="http://www.gnu.org/philosophy/free-sw.html">http://www.gnu.org/philosophy/free-sw.html</text:a></text:p></text:note-body></text:note> in order to provide the greatest chance of being able to read the format in the future.</text:p>
      <text:h text:style-name="Heading_20_3" text:outline-level="3">Openly specified</text:h>
      <text:p text:style-name="Text_20_body">The specification for a given format should be openly specified<text:note text:id="ftn7" text:note-class="footnote"><text:note-citation>7</text:note-citation><text:note-body><text:p text:style-name="Footnote"><text:a xlink:type="simple" xlink:href="http://en.wikipedia.org/wiki/Open_source_codecs_and_containers">http://en.wikipedia.org/wiki/Open_source_codecs_and_containers</text:a></text:p></text:note-body></text:note> and freely available. While it is not a requirement, it is desirable that the format is a standard approved by the International Organisation for Standardisation<text:note text:id="ftn8" text:note-class="footnote"><text:note-citation>8</text:note-citation><text:note-body><text:p text:style-name="Footnote"><text:a xlink:type="simple" xlink:href="http://www.iso.org/">http://www.iso.org</text:a></text:p></text:note-body></text:note> (ISO), as this will help to ensure its long-term integrity. In addition, there should be no restrictions on who can use this information.</text:p>
      <text:p text:style-name="Text_20_body">By using an openly specified format, the NAA has the greatest chance of reading the format in the future, as even if there are no existing implementations, the NAA could write software to read the data from the format specification.</text:p>
      <text:h text:style-name="Heading_20_3" text:outline-level="3">Patent and royalty free</text:h>
      <text:p text:style-name="Text_20_body"><text:span text:style-name="T3">Software patents</text:span><text:span text:style-name="T3"><text:note text:id="ftn9" text:note-class="footnote"><text:note-citation>9</text:note-citation><text:note-body><text:p text:style-name="Footnote"><text:a xlink:type="simple" xlink:href="http://en.wikipedia.org/wiki/Software_patent">http://en.wikipedia.org/wiki/Software_patent</text:a></text:p></text:note-body></text:note></text:span><text:span text:style-name="T3"> pose a risk to the records held by NAA because they open up the possibility of litigation. In addition, a patent holder may be able to shut down a format completely if they can prove that they own relevant patents which are used in the data format. As such, the ideal open format should be royalty free and non-patent, </text:span>copyright, trademarks or otherwise <text:span text:style-name="T3">encumbered. This is referred to as a “free format”</text:span><text:span text:style-name="T3"><text:note text:id="ftn10" text:note-class="footnote"><text:note-citation>10</text:note-citation><text:note-body><text:p text:style-name="Footnote"><text:a xlink:type="simple" xlink:href="http://www.linfo.org/free_file_format.html">http://www.linfo.org/free_file_format.html</text:a></text:p></text:note-body></text:note></text:span><text:span text:style-name="T3"> as opposed to an “open format.”</text:span></text:p>
      <text:p text:style-name="P3">The NAA should not have to pay royalties of any sort in order to render record data. It should be noted that formats which are also ISO standards are not necessarily patent free. Indeed, part of the ISO approval process is to ensure that patent holders be “willing to negotiate licenses under reasonable and non-discriminatory terms.” This is not the same as royalty free. As such, the NAA should contact all relevant patent holders and negotiate an irrevocable, royalty free license before implementing the given data format.</text:p>
      <text:p text:style-name="Standard"/>
      <text:h text:style-name="Heading_20_2" text:outline-level="2">Essential Characteristics of Video</text:h>
      <text:p text:style-name="P2">The conceptual framework underpinning the digital preservation program at the Archives is the performance model, which is set out in the Green Paper (Heslop, Davis and Wilson, 2002).</text:p>
      <text:p text:style-name="P2"/>
      <text:p text:style-name="P2"><text:s/>According to the performance model, digital objects (the source) are rendered into meaningful form (the performance) using one or more processes - the specific combination of computer hardware and software.</text:p>
      <text:p text:style-name="P2"/>
      <text:p text:style-name="P2">The critical element is the performance, rather than the source digital objects:</text:p>
      <text:p text:style-name="P2">“In the case of digital records, archivists are not interested in the “original” records but in capturing and recreating the fleeting and temporary performance of that record on the screen when it was viewed.” (Heslop, Davis and Wilson, 2002, p.8).</text:p>
      <text:p text:style-name="P2"/>
      <text:p text:style-name="P2">In other words, provided that the essential performance can be replicated over time, the particular source and processes used to render it can be changed. The performance is defined in terms of the <text:soft-page-break/>“essence” of the original digital object, which are those characteristics that must be preserved for the digital record to maintain its meaning over time. Essential characteristics are defined for each ‘type’ of records, i.e. documents, spreadsheets, databases, geospatial, audio, video etc.</text:p>
      <text:p text:style-name="P2"><text:line-break/>The essential characteristics for video include:</text:p>
      <text:list xml:id="list2154298393" text:style-name="L2">
        <text:list-item>
          <text:p text:style-name="P17">No loss of information.</text:p>
        </text:list-item>
        <text:list-item>
          <text:p text:style-name="P16"><text:span text:style-name="T3">The correct colour-space</text:span><text:span text:style-name="T3"><text:note text:id="ftn11" text:note-class="footnote"><text:note-citation>11</text:note-citation><text:note-body><text:p text:style-name="Footnote"><text:a xlink:type="simple" xlink:href="http://en.wikipedia.org/wiki/Color-space">http://en.wikipedia.org/wiki/Color-space</text:a></text:p></text:note-body></text:note></text:span><text:span text:style-name="T3"> preserved (</text:span>RGB24, RGB32, RGBA, YUY2, and YV12?<text:span text:style-name="T3">).</text:span></text:p>
        </text:list-item>
        <text:list-item>
          <text:p text:style-name="P17">The required frame rate is preserved.</text:p>
        </text:list-item>
        <text:list-item>
          <text:p text:style-name="P17">The original resolution is maintained.</text:p>
        </text:list-item>
      </text:list>
      <text:list xml:id="list1500601081" text:style-name="L3">
        <text:list-item>
          <text:p text:style-name="P18">Metadata?</text:p>
        </text:list-item>
        <text:list-item>
          <text:p text:style-name="P18">Bitrate?</text:p>
        </text:list-item>
      </text:list>
      <text:p text:style-name="P2"/>
      <text:p text:style-name="Standard">In other words, these characteristics must be captured by the preservation format for video chosen by the Archives.</text:p>
      <text:p text:style-name="Standard"/>
      <text:p text:style-name="P2">These characteristics will also be used for long term preservation of digitised data, not just born digital video.</text:p>
      <text:h text:style-name="Heading_20_3" text:outline-level="3">Colour-space</text:h>
      <text:p text:style-name="Text_20_body">Colour-space conversions can cause rounding errors, introducing data loss, contrary to the ideal of lossless video compression. As such, maintaining the same colour-space as the original file is important.</text:p>
      <text:p text:style-name="Text_20_body"/>
      <text:p text:style-name="Text_20_body">Digitisation of video at the NAA requires any digital video format to support the YUV4:2:2<text:note text:id="ftn12" text:note-class="footnote"><text:note-citation>12</text:note-citation><text:note-body><text:p text:style-name="Footnote"><text:a xlink:type="simple" xlink:href="http://en.wikipedia.org/wiki/YUV_4:2:2">http://en.wikipedia.org/wiki/YUV_4:2:2</text:a></text:p></text:note-body></text:note> colour space, namely 720 luminance samples and 360 chrominance samples per line.</text:p>
      <text:h text:style-name="Heading_20_3" text:outline-level="3">Compression</text:h>
      <text:p text:style-name="P2">Compression<text:note text:id="ftn13" text:note-class="footnote"><text:note-citation>13</text:note-citation><text:note-body><text:p text:style-name="Footnote"><text:a xlink:type="simple" xlink:href="http://en.wikipedia.org/wiki/Data_compression">http://en.wikipedia.org/wiki/Data_compression</text:a></text:p></text:note-body></text:note> is the applying of mathematical algorithms against the data stream to reduce the number of bits, which reduces the overall size of the record. Most digital records include some form of compression.</text:p>
      <text:p text:style-name="P2"/>
      <text:p text:style-name="P2">Compression does <text:span text:style-name="T5">not</text:span> necessarily mean that information is lost. A file can be compressed without any loss (lossless) or with varying degrees of loss (lossy). Of course, a file may also be not compressed at all (non-compressed).</text:p>
      <text:p text:style-name="P2"/>
      <text:p text:style-name="P2">Lossless compression<text:note text:id="ftn14" text:note-class="footnote"><text:note-citation>14</text:note-citation><text:note-body><text:p text:style-name="Footnote"><text:a xlink:type="simple" xlink:href="http://en.wikipedia.org/wiki/Lossless_data_compression"><text:span text:style-name="T3">http://en.wikipedia.org/wiki/Lossless_data_compression</text:span></text:a></text:p></text:note-body></text:note> means that <text:span text:style-name="T2">absolutely no data</text:span> is lost in the process of compressing and uncompressing. An example of this is the ZIP archive format, which takes a file and compresses it to make it smaller. It is expected that the original file is able to be unzipped without any data loss.</text:p>
      <text:p text:style-name="P2"/>
      <text:p text:style-name="P2">Lossy compression<text:note text:id="ftn15" text:note-class="footnote"><text:note-citation>15</text:note-citation><text:note-body><text:p text:style-name="Footnote"><text:a xlink:type="simple" xlink:href="http://en.wikipedia.org/wiki/Lossy_data_compression"><text:span text:style-name="T3">http://en.wikipedia.org/wiki/Lossy_data_compression</text:span></text:a></text:p></text:note-body></text:note> on the other hand, throws out information when it compresses the data. This type of compression is unacceptable in an archival sense, as important data may be lost.</text:p>
      <text:p text:style-name="P2"/>
      <text:p text:style-name="P2">Both lossless compressed and non-compressed data is suitable for use as an archival master. Therefore, any lossy formats have automatically been excluded from the list of possible long term digital video preservation formats.</text:p>
      <text:p text:style-name="P2"><text:soft-page-break/></text:p>
      <text:h text:style-name="Heading_20_3" text:outline-level="3">Resolution</text:h>
      <text:p text:style-name="Standard">The quality of source video data will vary greatly and include; smaller web-optimised clips, digitised VHS and analogue television, video at VCD and DVD resolutions, up to full high definition 1080p and beyond.</text:p>
      <text:p text:style-name="Standard"><text:line-break/>As such, the long term digitisation format needs to scale from the very low end to the very high end. Nevertheless, the quality and resolution of the long term preservation file should match that of the source. The preservation master of PAL-G analogue television for example, should match the number of lines and therefore should match with a resolution of 625 pixels. It must not be reduced below this number.</text:p>
      <text:p text:style-name="Standard"/>
      <text:p text:style-name="Standard">Likewise, there is nothing to be gained by creating a preservation file larger in resolution than the original. Indeed this can actually be detrimental to the record as the encoder must up-scale the video, which entails guessing what it should look like. A video which has been up-scaled and then reduced back to its original resolution may not look the same as the source.</text:p>
      <text:p text:style-name="P2"/>
      <text:p text:style-name="P2">For these reasons, the resolution of the long term preservation file should equal the original source.</text:p>
      <text:p text:style-name="P2"/>
      <text:h text:style-name="Heading_20_1" text:outline-level="1">Video Codec vs Video Format</text:h>
      <text:p text:style-name="Text_20_body">A codec<text:note text:id="ftn16" text:note-class="footnote"><text:note-citation>16</text:note-citation><text:note-body><text:p text:style-name="Footnote"><text:a xlink:type="simple" xlink:href="http://en.wikipedia.org/wiki/Codec">http://en.wikipedia.org/wiki/Codec</text:a></text:p></text:note-body></text:note> is different to the file format<text:note text:id="ftn17" text:note-class="footnote"><text:note-citation>17</text:note-citation><text:note-body><text:p text:style-name="Footnote"><text:a xlink:type="simple" xlink:href="http://en.wikipedia.org/wiki/File_format">http://en.wikipedia.org/wiki/File_format</text:a></text:p></text:note-body></text:note> of a video stream, which is important when discussing digital video formats for long term preservation.</text:p>
      <text:p text:style-name="Text_20_body"/>
      <text:p text:style-name="Text_20_body">A “video file format” often refers to the <text:span text:style-name="T5">container format</text:span> used to house video (and audio) streams, such as <text:span text:style-name="T2">.avi</text:span>. However, this has <text:span text:style-name="T5">absolutely no bearing</text:span> on the format of the encoded video or audio streams.</text:p>
      <text:p text:style-name="Text_20_body"/>
      <text:p text:style-name="Text_20_body">The individual video stream itself is encoded in a specific file format (such as Theora), which might include various types of compression<text:note text:id="ftn18" text:note-class="footnote"><text:note-citation>18</text:note-citation><text:note-body><text:p text:style-name="Footnote"><text:a xlink:type="simple" xlink:href="http://en.wikipedia.org/wiki/Video_compression">http://en.wikipedia.org/wiki/Video_compression</text:a></text:p></text:note-body></text:note> (in line with the format specification). The file format of a video or audio stream refers to the specification of how data structures are stored within that file and how those structures should be encoded or compressed. The video stream is also often referred to as the “codec”, however it is in fact a <text:span text:style-name="T5">video file format</text:span> itself. As such, the video stream in an “.avi” file could be any number of different video file formats.</text:p>
      <text:p text:style-name="Text_20_body"/>
      <text:p text:style-name="Text_20_body">A video codec<text:note text:id="ftn19" text:note-class="footnote"><text:note-citation>19</text:note-citation><text:note-body><text:p text:style-name="Footnote"><text:a xlink:type="simple" xlink:href="http://en.wikipedia.org/wiki/Video_codec">http://en.wikipedia.org/wiki/Video_codec</text:a></text:p></text:note-body></text:note> is a <text:span text:style-name="T5">software or hardware implementation</text:span>, which can encode or decode data of a particular format, in line with the specification. The word <text:span text:style-name="T4">codec</text:span> is a portmanteau of '<text:span text:style-name="T1">co</text:span>mpressor-<text:span text:style-name="T1">dec</text:span>ompressor' or, more accurately, '<text:span text:style-name="T1">co</text:span>der-<text:span text:style-name="T1">dec</text:span>oder'.</text:p>
      <text:p text:style-name="Text_20_body"/>
      <text:p text:style-name="Text_20_body">For example, Theora is a video file format. It has a published specification on how the data structures are stored within a file and the available compression options. There are a number of <text:soft-page-break/>codecs which implement the Theora standard, such as FFmpeg<text:note text:id="ftn20" text:note-class="footnote"><text:note-citation>20</text:note-citation><text:note-body><text:p text:style-name="Footnote"><text:a xlink:type="simple" xlink:href="http://en.wikipedia.org/wiki/Ffmpeg">http://en.wikipedia.org/wiki/Ffmpeg</text:a></text:p></text:note-body></text:note> and Mencoder<text:note text:id="ftn21" text:note-class="footnote"><text:note-citation>21</text:note-citation><text:note-body><text:p text:style-name="Footnote"><text:a xlink:type="simple" xlink:href="http://www.mplayerhq.hu/DOCS/codecs-status.html">http://www.mplayerhq.hu/DOCS/codecs-status.html</text:a></text:p></text:note-body></text:note>. While both of these codecs are different, they both encode and decode video in line with the Theora file format.</text:p>
      <text:p text:style-name="Text_20_body"><text:span text:style-name="Teletype"><text:span text:style-name="T9"/></text:span></text:p>
      <text:p text:style-name="Text_20_body"><text:span text:style-name="Teletype"><text:span text:style-name="T9">Ideally, a video format should be documented and standardised first, after which time multiple codec implementations can be created from the specification. Sometimes however, a codec is created first, with a primary focus on compression and encoding, which also includes its own data format. The data format can then be discovered, and other codec implementations created. This is less than ideal from a digital preservation perspective where the video file format itself is most important.</text:span></text:span></text:p>
      <text:p text:style-name="Text_20_body"><text:span text:style-name="Teletype"><text:span text:style-name="T9"/></text:span></text:p>
      <text:p text:style-name="Text_20_body">Unfortunately these terms are often used interchangeably which makes it hard to discern whether something is indeed a video data format, or a codec. This paper seeks to find a suitable data format, for which there are multiple codec implementations.</text:p>
      <text:h text:style-name="Heading_20_1" text:outline-level="1">Options</text:h>
      <text:h text:style-name="Heading_20_2" text:outline-level="2">Lossless Video Options</text:h>
      <text:p text:style-name="P2">There are a number of lossless/uncompressed video file formats in existence, however not all of these will meet our requirements (note that some of these are codecs, rather than a file format).</text:p>
      <text:p text:style-name="Standard"/>
      <text:list xml:id="list1620855622" text:style-name="L4">
        <text:list-item>
          <text:p text:style-name="P20">Alparysoft (codec)</text:p>
        </text:list-item>
        <text:list-item>
          <text:p text:style-name="P20">ArithYuv (codec)</text:p>
        </text:list-item>
        <text:list-item>
          <text:p text:style-name="P20">AVIzlib</text:p>
        </text:list-item>
        <text:list-item>
          <text:p text:style-name="P20">CamStudio GZIP</text:p>
        </text:list-item>
        <text:list-item>
          <text:p text:style-name="P20">CorePNG</text:p>
        </text:list-item>
        <text:list-item>
          <text:p text:style-name="P20">Dirac<text:note text:id="ftn22" text:note-class="footnote"><text:note-citation>22</text:note-citation><text:note-body><text:p text:style-name="Footnote"><text:a xlink:type="simple" xlink:href="http://en.wikipedia.org/wiki/Dirac_%28codec%29">http://en.wikipedia.org/wiki/Dirac_%28codec%29</text:a></text:p></text:note-body></text:note></text:p>
        </text:list-item>
        <text:list-item>
          <text:p text:style-name="P20">FastCodec</text:p>
        </text:list-item>
        <text:list-item>
          <text:p text:style-name="P20">FFV1<text:note text:id="ftn23" text:note-class="footnote"><text:note-citation>23</text:note-citation><text:note-body><text:p text:style-name="Footnote"><text:a xlink:type="simple" xlink:href="http://en.wikipedia.org/wiki/FFV1">http://en.wikipedia.org/wiki/FFV1</text:a></text:p></text:note-body></text:note> (FF video codec 1)</text:p>
        </text:list-item>
        <text:list-item>
          <text:p text:style-name="P20">H.264<text:note text:id="ftn24" text:note-class="footnote"><text:note-citation>24</text:note-citation><text:note-body><text:p text:style-name="Footnote"><text:a xlink:type="simple" xlink:href="http://en.wikipedia.org/wiki/H.264">http://en.wikipedia.org/wiki/H.264</text:a></text:p></text:note-body></text:note> (MPEG-4 part 10)</text:p>
        </text:list-item>
        <text:list-item>
          <text:p text:style-name="P20">Huffyuv<text:note text:id="ftn25" text:note-class="footnote"><text:note-citation>25</text:note-citation><text:note-body><text:p text:style-name="Footnote"><text:a xlink:type="simple" xlink:href="http://en.wikipedia.org/wiki/Huffyuv">http://en.wikipedia.org/wiki/Huffyuv</text:a></text:p></text:note-body></text:note> (codec)</text:p>
        </text:list-item>
        <text:list-item>
          <text:p text:style-name="P20">Lagarith<text:note text:id="ftn26" text:note-class="footnote"><text:note-citation>26</text:note-citation><text:note-body><text:p text:style-name="Footnote"><text:a xlink:type="simple" xlink:href="http://en.wikipedia.org/wiki/Lagarith">http://en.wikipedia.org/wiki/Lagarith</text:a></text:p></text:note-body></text:note> (codec - improved fork of Huffyuv)</text:p>
        </text:list-item>
        <text:list-item>
          <text:p text:style-name="P20">LCL</text:p>
        </text:list-item>
        <text:list-item>
          <text:p text:style-name="P20">LOCO</text:p>
        </text:list-item>
        <text:list-item>
          <text:p text:style-name="P20">LZO</text:p>
        </text:list-item>
        <text:list-item>
          <text:p text:style-name="P20">Motion JPEG 2000<text:note text:id="ftn27" text:note-class="footnote"><text:note-citation>27</text:note-citation><text:note-body><text:p text:style-name="Footnote"><text:a xlink:type="simple" xlink:href="http://en.wikipedia.org/wiki/JPEG_2000#Motion_JPEG_2000">http://en.wikipedia.org/wiki/JPEG_2000#Motion_JPEG_2000</text:a></text:p></text:note-body></text:note> (Lossless when using the 5/3 filter, intra-frame video coding)</text:p>
        </text:list-item>
        <text:list-item>
          <text:p text:style-name="P20"><text:soft-page-break/>MSU Lossless<text:note text:id="ftn28" text:note-class="footnote"><text:note-citation>28</text:note-citation><text:note-body><text:p text:style-name="Footnote"><text:a xlink:type="simple" xlink:href="http://en.wikipedia.org/wiki/MSU_Lossless_Video_Codec">http://en.wikipedia.org/wiki/MSU_Lossless_Video_Codec</text:a></text:p></text:note-body></text:note></text:p>
        </text:list-item>
        <text:list-item>
          <text:p text:style-name="P20">PICVideo</text:p>
        </text:list-item>
        <text:list-item>
          <text:p text:style-name="P20">SheerVideo<text:note text:id="ftn29" text:note-class="footnote"><text:note-citation>29</text:note-citation><text:note-body><text:p text:style-name="Footnote"><text:a xlink:type="simple" xlink:href="http://en.wikipedia.org/wiki/SheerVideo">http://en.wikipedia.org/wiki/SheerVideo</text:a></text:p></text:note-body></text:note></text:p>
        </text:list-item>
        <text:list-item>
          <text:p text:style-name="P20">Snow (codec)</text:p>
        </text:list-item>
        <text:list-item>
          <text:p text:style-name="P20">YULS (codec)</text:p>
        </text:list-item>
        <text:list-item>
          <text:p text:style-name="P20">Uncompressed RGB</text:p>
        </text:list-item>
        <text:list-item>
          <text:p text:style-name="P20">Uncompressed YUV</text:p>
        </text:list-item>
      </text:list>
      <text:p text:style-name="Standard"/>
      <text:h text:style-name="Heading_20_3" text:outline-level="3">Open Lossless Video Options</text:h>
      <text:p text:style-name="Standard">Research suggests that only a handful of these are openly specified, including:</text:p>
      <text:p text:style-name="Standard"/>
      <text:list xml:id="list2059800741" text:continue-numbering="true" text:style-name="L4">
        <text:list-item>
          <text:p text:style-name="P20">Dirac</text:p>
        </text:list-item>
        <text:list-item>
          <text:p text:style-name="P20">FFV1</text:p>
        </text:list-item>
        <text:list-item>
          <text:p text:style-name="P20">H.264</text:p>
        </text:list-item>
        <text:list-item>
          <text:p text:style-name="P20">Huffyuv</text:p>
        </text:list-item>
        <text:list-item>
          <text:p text:style-name="P20">Lagarith</text:p>
        </text:list-item>
        <text:list-item>
          <text:p text:style-name="P20">Motion JPEG 2000</text:p>
        </text:list-item>
        <text:list-item>
          <text:p text:style-name="P20">Uncompressed RGB</text:p>
        </text:list-item>
        <text:list-item>
          <text:p text:style-name="P20">Uncompressed YUV</text:p>
        </text:list-item>
      </text:list>
      <text:h text:style-name="Heading_20_3" text:outline-level="3">Assessing Video Format Requirements Suitability</text:h>
      <text:p text:style-name="Text_20_body">The following is an assessment of the suitability of the above open, lossless video codecs.</text:p>
      <text:h text:style-name="Heading_20_4" text:outline-level="4">Dirac</text:h>
      <text:p text:style-name="Text_20_body">The Dirac codec has been created by the BBC for a wide range of uses from lossy streaming to lossless preservation. It employs wavelet compression<text:note text:id="ftn30" text:note-class="footnote"><text:note-citation>30</text:note-citation><text:note-body><text:p text:style-name="Footnote"><text:a xlink:type="simple" xlink:href="http://en.wikipedia.org/wiki/Wavelet_compression">http://en.wikipedia.org/wiki/Wavelet_compression</text:a></text:p></text:note-body></text:note> and can be used as a raw bitstream or as a video component in either the Ogg or MPEG Transport Stream (MTS) containers.</text:p>
      <text:h text:style-name="Heading_20_5" text:outline-level="5">Technical details</text:h>
      <text:p text:style-name="Text_20_body">Bitdepth – 8, 10, 12, 16.</text:p>
      <text:p text:style-name="Text_20_body">Bitrate – Constant and variable supported.</text:p>
      <text:p text:style-name="Text_20_body">Resolution – 7680 × 4320 (Super Hi-Vision<text:note text:id="ftn31" text:note-class="footnote"><text:note-citation>31</text:note-citation><text:note-body><text:p text:style-name="Footnote"><text:a xlink:type="simple" xlink:href="http://en.wikipedia.org/wiki/Super_Hi-Vision">http://en.wikipedia.org/wiki/Super_Hi-Vision</text:a></text:p></text:note-body></text:note>) and beyond.<text:note text:id="ftn32" text:note-class="footnote"><text:note-citation>32</text:note-citation><text:note-body><text:p text:style-name="Footnote"><text:a xlink:type="simple" xlink:href="http://diracvideo.org/about_dirac">http://diracvideo.org/about_dirac</text:a></text:p></text:note-body></text:note></text:p>
      <text:p text:style-name="P3">Colourspaces – YUV 4:4:4, YUV 4:2:2, YUV 4:2:0, YcoCg (integer colour transform for RGB).</text:p>
      <text:p text:style-name="P3">Frame coding – both inter and intra.</text:p>
      <text:p text:style-name="P3"><text:soft-page-break/>Compression - </text:p>
      <text:h text:style-name="Heading_20_5" text:outline-level="5">Format requirements</text:h>
      <text:p text:style-name="Text_20_body">The following summarises how Dirac compares against NAA data format requirements.</text:p>
      <text:h text:style-name="Heading_20_6" text:outline-level="6">Community developed</text:h>
      <text:p text:style-name="Text_20_body">Dirac was created by the BBC (British Broadcasting Corporation), which is prohibited from distorting markets in compliance to its Royal Charter<text:note text:id="ftn33" text:note-class="footnote"><text:note-citation>33</text:note-citation><text:note-body><text:p text:style-name="Footnote"><text:a xlink:type="simple" xlink:href="http://en.wikipedia.org/wiki/BBC#Royal_Charter">http://en.wikipedia.org/wiki/BBC#Royal_Charter</text:a></text:p></text:note-body></text:note>. As such, the format is designed to enable freedom from vendor lock-in. The format has been designed for widestream adoption, covering a wide variety of uses from streaming to long-term digital preservation.</text:p>
      <text:h text:style-name="Heading_20_6" text:outline-level="6">Multiple implementations</text:h>
      <text:p text:style-name="Text_20_body">There are presently several implementations<text:note text:id="ftn34" text:note-class="footnote"><text:note-citation>34</text:note-citation><text:note-body><text:p text:style-name="Footnote"><text:a xlink:type="simple" xlink:href="http://www.bbc.co.uk/rd/projects/dirac/implementations.shtml">http://www.bbc.co.uk/rd/projects/dirac/implementations.shtml</text:a></text:p></text:note-body></text:note> for encoding and decoding Dirac, all of these are cross-platform free software tools<text:note text:id="ftn35" text:note-class="footnote"><text:note-citation>35</text:note-citation><text:note-body><text:p text:style-name="Footnote"><text:a xlink:type="simple" xlink:href="http://diracvideo.org/wiki/index.php/Dirac_Compatibility_Matrix">http://diracvideo.org/wiki/index.php/Dirac_Compatibility_Matrix</text:a></text:p></text:note-body></text:note>. The two main codecs are Dirac and Shroedinger and support also exists in GStreamer, FFMpeg, VLC, Quicktime and MPlayer to name just a few. There are also ports to <text:s/>native Java<text:note text:id="ftn36" text:note-class="footnote"><text:note-citation>36</text:note-citation><text:note-body><text:p text:style-name="Footnote"><text:a xlink:type="simple" xlink:href="http://code.google.com/p/google-summer-of-code-2008-dirac/">http://code.google.com/p/google-summer-of-code-2008-dirac/</text:a></text:p></text:note-body></text:note> Mono/.NET<text:note text:id="ftn37" text:note-class="footnote"><text:note-citation>37</text:note-citation><text:note-body><text:p text:style-name="Footnote"><text:a xlink:type="simple" xlink:href="http://www.mono-project.com/StudentProjects#Dirac_Support">http://www.mono-project.com/StudentProjects#Dirac_Support</text:a></text:p></text:note-body></text:note> and VHDL<text:note text:id="ftn38" text:note-class="footnote"><text:note-citation>38</text:note-citation><text:note-body><text:p text:style-name="Footnote"><text:a xlink:type="simple" xlink:href="http://www.opencores.org/project,dirac,overview">http://www.opencores.org/project,dirac,overview</text:a></text:p></text:note-body></text:note>.</text:p>
      <text:p text:style-name="Text_20_body"/>
      <text:p text:style-name="Text_20_body">Hardware implementations of Dirac are also available, including Dirac Pro<text:note text:id="ftn39" text:note-class="footnote"><text:note-citation>39</text:note-citation><text:note-body><text:p text:style-name="Footnote"><text:a xlink:type="simple" xlink:href="http://www.bbc.co.uk/rd/projects/dirac/diracpro.shtml">http://www.bbc.co.uk/rd/projects/dirac/diracpro.shtml</text:a></text:p></text:note-body></text:note> which is optimised for professional production and archiving applications. Hardware implementations increase encoding power of Dirac video by taking the load of the CPU running software encoders. Like Dirac itself, this is open technology.</text:p>
      <text:p text:style-name="Text_20_body"/>
      <text:p text:style-name="Text_20_body">Dirac is supported in several containers<text:note text:id="ftn40" text:note-class="footnote"><text:note-citation>40</text:note-citation><text:note-body><text:p text:style-name="Footnote"><text:a xlink:type="simple" xlink:href="http://diracvideo.org/wiki/index.php/Main_Page#Container_formats_for_Dirac_video_streams">http://diracvideo.org/wiki/index.php/Main_Page#Container_formats_for_Dirac_video_streams</text:a></text:p></text:note-body></text:note>, including Ogg, Matroska, MP4/ISOM, MPEG TS and MXF.</text:p>
      <text:p text:style-name="Text_20_body"/>
      <text:p text:style-name="Text_20_body">Dirac is primarily used with either Vorbis (for lossy) or FLAC (for lossless) audio, however this will be dictated by the container used. Naturally the NAA would use a lossless audio file format.</text:p>
      <text:h text:style-name="Heading_20_6" text:outline-level="6">Openly specified</text:h>
      <text:p text:style-name="Text_20_body">The Dirac algorithm<text:note text:id="ftn41" text:note-class="footnote"><text:note-citation>41</text:note-citation><text:note-body><text:p text:style-name="Footnote"><text:a xlink:type="simple" xlink:href="http://diracvideo.org/wiki/index.php/Dirac_Algorithm">http://diracvideo.org/wiki/index.php/Dirac_Algorithm</text:a></text:p></text:note-body></text:note> is openly specified, and free for anyone to implement and use. Although it is not currently an ISO standard, the specification is being considered for approval by the Society of Motion Picture and Television Engineers<text:note text:id="ftn42" text:note-class="footnote"><text:note-citation>42</text:note-citation><text:note-body><text:p text:style-name="Footnote"><text:a xlink:type="simple" xlink:href="http://www.smpte.org/">http://www.smpte.org</text:a></text:p></text:note-body></text:note> (SMPTE). Several documents exist<text:note text:id="ftn43" text:note-class="footnote"><text:note-citation>43</text:note-citation><text:note-body><text:p text:style-name="Footnote"><text:a xlink:type="simple" xlink:href="http://diracvideo.org/wiki/index.php/Main_Page#Documentation">http://diracvideo.org/wiki/index.php/Main_Page#Documentation</text:a></text:p></text:note-body></text:note> to help facilitate the use of Dirac.</text:p>
      <text:h text:style-name="Heading_20_6" text:outline-level="6">Patent and royalty free</text:h>
      <text:p text:style-name="Text_20_body">While the Dirac codec uses arithmetic coding (which is heavily patented<text:note text:id="ftn44" text:note-class="footnote"><text:note-citation>44</text:note-citation><text:note-body><text:p text:style-name="Footnote"><text:a xlink:type="simple" xlink:href="http://www.freepatentsonline.com/result.html?p=1&amp;edit_alert=&amp;srch=xprtsrch&amp;query_txt=arithmetic+coding%0D%0A&amp;uspat=on&amp;date_range=all&amp;stemming=off&amp;sort=relevance&amp;search=Search">http://www.freepatentsonline.com/result.html?p=1&amp;edit_alert=&amp;srch=xprtsrch&amp;query_txt=arithmetic+coding%0D%0A&amp;uspat=on&amp;date_range=all&amp;stemming=off&amp;sort=relevance&amp;search=Search</text:a></text:p></text:note-body></text:note>), the BBC has avoided <text:soft-page-break/><text:span text:style-name="T7">vi</text:span><text:span text:style-name="T8">olating any existing patents, stating</text:span><text:span text:style-name="T8"><text:note text:id="ftn45" text:note-class="footnote"><text:note-citation>45</text:note-citation><text:note-body><text:p text:style-name="Footnote"><text:a xlink:type="simple" xlink:href="http://lwn.net/Articles/272973/">http://lwn.net/Articles/272973/</text:a></text:p></text:note-body></text:note></text:span><text:span text:style-name="T8">:</text:span></text:p>
      <text:p text:style-name="P4">“If there are any basic patents on arithmetic coding they have already expired or will do so soon. But, actually, we don’t think there are patents on the basic concept of arithmetic coding. The patents that do exist are on practical implementations and optimisations.”</text:p>
      <text:p text:style-name="Text_20_body"/>
      <text:p text:style-name="Text_20_body">Indeed, most patents have also expired in 1998. Further to this, the BBC guarantees to work around any patent issue that might arise<text:note text:id="ftn46" text:note-class="footnote"><text:note-citation>46</text:note-citation><text:note-body><text:p text:style-name="Footnote"><text:a xlink:type="simple" xlink:href="http://diracvideo.org/wiki/index.php/FAQ#Do_the_BBC_have_patents_in_Dirac.3F">http://diracvideo.org/wiki/index.php/FAQ#Do_the_BBC_have_patents_in_Dirac.3F</text:a></text:p></text:note-body></text:note>, to ensure that the codec remains completely patent free.</text:p>
      <text:p text:style-name="Text_20_body"/>
      <text:p text:style-name="Text_20_body">In addition to being patent free, the BBC will not charge royalties<text:note text:id="ftn47" text:note-class="footnote"><text:note-citation>47</text:note-citation><text:note-body><text:p text:style-name="Footnote"><text:a xlink:type="simple" xlink:href="http://diracvideo.org/wiki/index.php/FAQ#Are_you_going_to_charge_for_Dirac.3F">http://diracvideo.org/wiki/index.php/FAQ#Are_you_going_to_charge_for_Dirac.3F</text:a></text:p></text:note-body></text:note> for any use of Dirac.</text:p>
      <text:h text:style-name="Heading_20_5" text:outline-level="5">Suitability score</text:h>
      <text:p text:style-name="P5">HIGH</text:p>
      <text:p text:style-name="Text_20_body"><text:span text:style-name="T3">Dirac</text:span><text:span text:style-name="T3"><text:note text:id="ftn48" text:note-class="footnote"><text:note-citation>48</text:note-citation><text:note-body><text:p text:style-name="Footnote"><text:a xlink:type="simple" xlink:href="http://www.diracvideo.org/"><text:span text:style-name="T3">http://www.diracvideo.org/</text:span></text:a></text:p></text:note-body></text:note></text:span><text:span text:style-name="T3"> is a royalty free, non patent encumbered, openly specified video format</text:span><text:span text:style-name="T3"><text:note text:id="ftn49" text:note-class="footnote"><text:note-citation>49</text:note-citation><text:note-body><text:p text:style-name="Footnote"><text:a xlink:type="simple" xlink:href="http://diracvideo.org/download/specification/dirac-spec-latest.pdf"><text:span text:style-name="T3">http://diracvideo.org/download/specification/dirac-spec-latest.pdf</text:span></text:a></text:p></text:note-body></text:note></text:span><text:span text:style-name="T3"> which supports lossless compression. It has been developed by the BBC</text:span><text:span text:style-name="T3"><text:note text:id="ftn50" text:note-class="footnote"><text:note-citation>50</text:note-citation><text:note-body><text:p text:style-name="Footnote"><text:a xlink:type="simple" xlink:href="http://www.bbc.co.uk/rd/projects/dirac/index.shtml">http://www.bbc.co.uk/rd/projects/dirac/index.shtml</text:a></text:p></text:note-body></text:note></text:span><text:span text:style-name="T3"> and multiple implementations exist. It is currently gaining in popularity, which is expected to increase in the future.</text:span></text:p>
      <text:p text:style-name="P3">It supports the FLAC lossless audio codec within the free Ogg container, providing a completely open video format for long term preservation.</text:p>
      <text:h text:style-name="Heading_20_4" text:outline-level="4">FFV1</text:h>
      <text:p text:style-name="Text_20_body">FFV1 is an openly specified lossless intra-frame video format. It can use either variable length coding<text:note text:id="ftn51" text:note-class="footnote"><text:note-citation>51</text:note-citation><text:note-body><text:p text:style-name="Footnote"><text:a xlink:type="simple" xlink:href="http://en.wikipedia.org/wiki/Variable_length_coding">http://en.wikipedia.org/wiki/Variable_length_coding</text:a></text:p></text:note-body></text:note> or arithmetic coding<text:note text:id="ftn52" text:note-class="footnote"><text:note-citation>52</text:note-citation><text:note-body><text:p text:style-name="Footnote"><text:a xlink:type="simple" xlink:href="http://en.wikipedia.org/wiki/Arithmetic_coding">http://en.wikipedia.org/wiki/Arithmetic_coding</text:a></text:p></text:note-body></text:note> for entropy coding<text:note text:id="ftn53" text:note-class="footnote"><text:note-citation>53</text:note-citation><text:note-body><text:p text:style-name="Footnote"><text:a xlink:type="simple" xlink:href="http://en.wikipedia.org/wiki/Entropy_coding">http://en.wikipedia.org/wiki/Entropy_coding</text:a></text:p></text:note-body></text:note>.</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FFV1 compares against NAA data format requirements.</text:p>
      <text:h text:style-name="Heading_20_6" text:outline-level="6">Community developed</text:h>
      <text:p text:style-name="Text_20_body">The background to the FFV1 file format is not known.</text:p>
      <text:h text:style-name="Heading_20_6" text:outline-level="6"><text:soft-page-break/>Multiple implementations</text:h>
      <text:p text:style-name="Text_20_body">There are two primary implementations of FFV1 in the free (libre) FFmpeg and Mencoder packages.</text:p>
      <text:h text:style-name="Heading_20_6" text:outline-level="6">Openly specified</text:h>
      <text:p text:style-name="Text_20_body">The specification is open, although it is not easily available with the primary website<text:note text:id="ftn54" text:note-class="footnote"><text:note-citation>54</text:note-citation><text:note-body><text:p text:style-name="Footnote"><text:a xlink:type="simple" xlink:href="http://svn.mplayerhq.hu/michael/trunk/docs/ffv1.html?view=co">http://svn.mplayerhq.hu/michael/trunk/docs/ffv1.html?view=co</text:a></text:p></text:note-body></text:note> link down. It is however, available via a secondary location<text:note text:id="ftn55" text:note-class="footnote"><text:note-citation>55</text:note-citation><text:note-body><text:p text:style-name="Footnote"><text:a xlink:type="simple" xlink:href="http://pastie.org/pastes/593126/download">http://pastie.org/pastes/593126/download</text:a></text:p></text:note-body></text:note>.</text:p>
      <text:h text:style-name="Heading_20_6" text:outline-level="6">Patent and royalty free</text:h>
      <text:p text:style-name="Text_20_body">FFV1 uses arithmetic coding, parts of which may be patented<text:note text:id="ftn56" text:note-class="footnote"><text:note-citation>56</text:note-citation><text:note-body><text:p text:style-name="Footnote"><text:a xlink:type="simple" xlink:href="http://en.wikipedia.org/wiki/Arithmetic_coding#US_patents_on_arithmetic_coding">http://en.wikipedia.org/wiki/Arithmetic_coding#US_patents_on_arithmetic_coding</text:a></text:p></text:note-body></text:note>. There is no guarantee from developers or controlling parties that FFV1 is, or ever will be, patented free.</text:p>
      <text:h text:style-name="Heading_20_5" text:outline-level="5">Suitability score</text:h>
      <text:p text:style-name="P5">LOW</text:p>
      <text:p text:style-name="Text_20_body">While the FFV1 appears to be a decent lossless format, information about the format is sorely lacking. It is also not widely implemented and could be patent encumbered.</text:p>
      <text:h text:style-name="Heading_20_4" text:outline-level="4">H.264</text:h>
      <text:p text:style-name="Text_20_body">H.264 is a part of the MPEG-4 standard on video and an ISO approved format. It is primarily used as a lossy format, however it also supports lossless via the High 4:4:4 Predictive Profile (Hi444PP) component.</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H.264 compares against NAA data format requirements.</text:p>
      <text:h text:style-name="Heading_20_6" text:outline-level="6">Community developed</text:h>
      <text:p text:style-name="Text_20_body">The H.264 (<text:span text:style-name="T3">MPEG-4 AVC) f</text:span>ormat was created as a joint project between the ITU-T Video Coding Experts Group (VCEG) and the ISO Moving Picture Experts Group (MPEG). Unfortunately, these groups work for the benefit of various companies with patent interests in the standards, represented by the MPEG Licensing Authority.</text:p>
      <text:h text:style-name="Heading_20_6" text:outline-level="6">Multiple implementations</text:h>
      <text:p text:style-name="Text_20_body">H.264 has become extremely popular recently and is used in a very wide array of products<text:note text:id="ftn57" text:note-class="footnote"><text:note-citation>57</text:note-citation><text:note-body><text:p text:style-name="Footnote"><text:a xlink:type="simple" xlink:href="http://en.wikipedia.org/wiki/List_of_video_services_using_H.264/MPEG-4_AVC">http://en.wikipedia.org/wiki/List_of_video_services_using_H.264/MPEG-4_AVC</text:a></text:p></text:note-body></text:note> including, Blu-ray discs (the successor to DVD), Youtube, iTunes and Digital TV.</text:p>
      <text:p text:style-name="Text_20_body"><text:soft-page-break/>The primary free (libre) software implementation is x264,<text:note text:id="ftn58" text:note-class="footnote"><text:note-citation>58</text:note-citation><text:note-body><text:p text:style-name="Footnote"><text:a xlink:type="simple" xlink:href="http://en.wikipedia.org/wiki/X264">http://en.wikipedia.org/wiki/X264</text:a></text:p></text:note-body></text:note> which is considered the most feature complete H.264 encoder. The legitimacy of this codec is under question<text:note text:id="ftn59" text:note-class="footnote"><text:note-citation>59</text:note-citation><text:note-body><text:p text:style-name="Footnote"><text:a xlink:type="simple" xlink:href="http://en.wikipedia.org/wiki/H.264#Patents_and_GNU_Free_Software_licenses">http://en.wikipedia.org/wiki/H.264#Patents_and_GNU_Free_Software_licenses</text:a></text:p></text:note-body></text:note> however, due to the patent restrictions on the H.264 format. Front end support is found in several free software applications, such as FFmpeg, Handbrake, MPlayer and VLC.</text:p>
      <text:h text:style-name="Heading_20_6" text:outline-level="6">Openly specified</text:h>
      <text:p text:style-name="Text_20_body">The H.264 format is openly specified and freely available. Two identical standards are maintained, one as part of the ITU-T H.264<text:note text:id="ftn60" text:note-class="footnote"><text:note-citation>60</text:note-citation><text:note-body><text:p text:style-name="Footnote"><text:a xlink:type="simple" xlink:href="http://www.itu.int/rec/T-REC-H.264">http://www.itu.int/rec/T-REC-H.264</text:a></text:p></text:note-body></text:note> specification, and the other as ISO/IEC MPEG-4 standard 14496-10<text:note text:id="ftn61" text:note-class="footnote"><text:note-citation>61</text:note-citation><text:note-body><text:p text:style-name="Footnote"><text:a xlink:type="simple" xlink:href="http://www.iso.ch/iso/en/CatalogueDetailPage.CatalogueDetail?CSNUMBER=43058&amp;ICS1=35&amp;ICS2=40&amp;ICS3=">http://www.iso.ch/iso/en/CatalogueDetailPage.CatalogueDetail?CSNUMBER=43058&amp;ICS1=35&amp;ICS2=40&amp;ICS3=</text:a></text:p></text:note-body></text:note>.</text:p>
      <text:h text:style-name="Heading_20_6" text:outline-level="6">Patent and royalty free</text:h>
      <text:p text:style-name="Text_20_body">The ISO approved MPEG standards are very heavily patented.<text:note text:id="ftn62" text:note-class="footnote"><text:note-citation>62</text:note-citation><text:note-body><text:p text:style-name="Footnote"><text:a xlink:type="simple" xlink:href="http://en.wikipedia.org/wiki/MPEG_Licensing_Authority">http://en.wikipedia.org/wiki/MPEG_Licensing_Authority</text:a></text:p></text:note-body></text:note> The MPEG-4 video component H.264 is also heavily patented<text:note text:id="ftn63" text:note-class="footnote"><text:note-citation>63</text:note-citation><text:note-body><text:p text:style-name="Footnote"><text:a xlink:type="simple" xlink:href="http://www.mpegla.com/main/programs/AVC/Pages/Intro.aspx">http://www.mpegla.com/main/programs/AVC/Pages/Intro.aspx</text:a></text:p></text:note-body></text:note>, included even the baseline<text:note text:id="ftn64" text:note-class="footnote"><text:note-citation>64</text:note-citation><text:note-body><text:p text:style-name="Footnote"><text:a xlink:type="simple" xlink:href="http://blogs.sun.com/openmediacommons/entry/oms_video_a_project_of">http://blogs.sun.com/openmediacommons/entry/oms_video_a_project_of</text:a></text:p></text:note-body></text:note>. This makes it impossible to use any aspect of H.264 without obtaining a patent license and paying royalties<text:note text:id="ftn65" text:note-class="footnote"><text:note-citation>65</text:note-citation><text:note-body><text:p text:style-name="Footnote"><text:a xlink:type="simple" xlink:href="http://www.mpegla.com/main/programs/AVC/Pages/Agreement.aspx">http://www.mpegla.com/main/programs/AVC/Pages/Agreement.aspx</text:a></text:p></text:note-body></text:note>, although the majority of patents expire in 2028.<text:note text:id="ftn66" text:note-class="footnote"><text:note-citation>66</text:note-citation><text:note-body><text:p text:style-name="Footnote"><text:a xlink:type="simple" xlink:href="http://lists.whatwg.org/pipermail/whatwg-whatwg.org/2009-July/020737.html">http://lists.whatwg.org/pipermail/whatwg-whatwg.org/2009-July/020737.html</text:a></text:p></text:note-body></text:note></text:p>
      <text:p text:style-name="Text_20_body">Indeed, recently companies such as AT&amp;T have been suing various companies<text:note text:id="ftn67" text:note-class="footnote"><text:note-citation>67</text:note-citation><text:note-body><text:p text:style-name="Footnote"><text:a xlink:type="simple" xlink:href="http://www.pcmag.com/article2/0,2817,1923218,00.asp">http://www.pcmag.com/article2/0,2817,1923218,00.asp</text:a></text:p></text:note-body></text:note> over patents related to MPEG-4 video. This is similar to issues seen in the past with the GIF format.</text:p>
      <text:p text:style-name="Text_20_body">In addition to being patent encumbered, H.264 charges a royalty for decoding files.</text:p>
      <text:p text:style-name="Text_20_body">The FFmpeg web page warns<text:note text:id="ftn68" text:note-class="footnote"><text:note-citation>68</text:note-citation><text:note-body><text:p text:style-name="Footnote"><text:a xlink:type="simple" xlink:href="http://ffmpeg.org/legal.html">http://ffmpeg.org/legal.html</text:a></text:p></text:note-body></text:note> that use of H.264 may violate patents. Mozilla has decided not to include support for H.264 in their web browser Firefox,<text:note text:id="ftn69" text:note-class="footnote"><text:note-citation>69</text:note-citation><text:note-body><text:p text:style-name="Footnote"><text:a xlink:type="simple" xlink:href="http://shaver.off.net/diary/2010/01/23/html5-video-and-codecs/">http://shaver.off.net/diary/2010/01/23/html5-video-and-codecs/</text:a></text:p></text:note-body></text:note> due to patents and license restrictions.</text:p>
      <text:h text:style-name="Heading_20_5" text:outline-level="5">Suitability score</text:h>
      <text:p text:style-name="P5">LOW</text:p>
      <text:p text:style-name="Text_20_body">The H.264 is extremely widely implemented and a very popular video format. However, it is also heavily patented and not royalty-free. These two issues pose a risk for NAA and the format is therefore unsuitable for long-term digital preservation.</text:p>
      <text:h text:style-name="Heading_20_4" text:outline-level="4">Huffyuv</text:h>
      <text:p text:style-name="Text_20_body">Huffyuv is a highly regarded lossless video codec with great compression, which uses adaptive Huffman encoding.<text:note text:id="ftn70" text:note-class="footnote"><text:note-citation>70</text:note-citation><text:note-body><text:p text:style-name="Footnote"><text:a xlink:type="simple" xlink:href="http://en.wikipedia.org/wiki/Adaptive_Huffman_coding">http://en.wikipedia.org/wiki/Adaptive_Huffman_coding</text:a></text:p></text:note-body></text:note> It primary goal was to replace uncompressed YCbCr as a video capture format.</text:p>
      <text:h text:style-name="Heading_20_5" text:outline-level="5">Technical details</text:h>
      <text:p text:style-name="Text_20_body">Bitdepth</text:p>
      <text:p text:style-name="Text_20_body">Bitrate</text:p>
      <text:p text:style-name="Text_20_body"><text:soft-page-break/>Resolution</text:p>
      <text:p text:style-name="Text_20_body">Colour-space - YCbCr</text:p>
      <text:h text:style-name="Heading_20_5" text:outline-level="5">Format requirements</text:h>
      <text:p text:style-name="Text_20_body">The following summarises how Huffyuv compares against NAA data format requirements.</text:p>
      <text:h text:style-name="Heading_20_6" text:outline-level="6">Community developed</text:h>
      <text:p text:style-name="Text_20_body">Huffyuv was not developed by the community, however it was free software from its inception.</text:p>
      <text:h text:style-name="Heading_20_6" text:outline-level="6">Multiple implementations</text:h>
      <text:p text:style-name="Text_20_body">The original codec was written specifically for Windows as free software under the GPL, however there has not been a new release since 2002. Currently, the free FFmpeg project is also a codec for Huffyuv video streams. As such, multiple front-ends can also decode Huffyuv, including Mplayer and VLC.</text:p>
      <text:h text:style-name="Heading_20_6" text:outline-level="6">Openly specified</text:h>
      <text:p text:style-name="Text_20_body">Being primarily a codec, the file format is not specifically published, however the description is available.<text:note text:id="ftn71" text:note-class="footnote"><text:note-citation>71</text:note-citation><text:note-body><text:p text:style-name="Footnote"><text:a xlink:type="simple" xlink:href="http://wiki.multimedia.cx/index.php?title=HuffYUV">http://wiki.multimedia.cx/index.php?title=HuffYUV</text:a></text:p></text:note-body></text:note></text:p>
      <text:h text:style-name="Heading_20_6" text:outline-level="6">Patent and royalty free</text:h>
      <text:p text:style-name="Text_20_body">There are currently no known patents encumbering this format,<text:note text:id="ftn72" text:note-class="footnote"><text:note-citation>72</text:note-citation><text:note-body><text:p text:style-name="Footnote"><text:a xlink:type="simple" xlink:href="http://en.wikipedia.org/wiki/Comparison_of_video_codecs#Codecs_list">http://en.wikipedia.org/wiki/Comparison_of_video_codecs#Codecs_list</text:a></text:p></text:note-body></text:note> however the project has made no statements about ensuring they remain patent free.</text:p>
      <text:h text:style-name="Heading_20_5" text:outline-level="5">Suitability score</text:h>
      <text:p text:style-name="P5">LOW</text:p>
      <text:p text:style-name="Text_20_body">While the Huffyuv codec is well supported under Windows (via Huffyuv) and Linux (via FFmpeg), the data format itself is not well specified.</text:p>
      <text:h text:style-name="Heading_20_4" text:outline-level="4">Lagarith</text:h>
      <text:p text:style-name="Text_20_body">Lagarith refers specifically to a codec which was forked from Huffyuv. It compresses video streams of various colour-spaces using various compression techniques (such as arithmetic coding<text:note text:id="ftn73" text:note-class="footnote"><text:note-citation>73</text:note-citation><text:note-body><text:p text:style-name="Footnote"><text:a xlink:type="simple" xlink:href="http://www.arturocampos.com/ac_arithmetic.html">http://www.arturocampos.com/ac_arithmetic.html</text:a></text:p></text:note-body></text:note>). Inter-prediction between frames is not allowed, which means that each frame can be separately decoded.</text:p>
      <text:h text:style-name="Heading_20_5" text:outline-level="5">Technical details</text:h>
      <text:p text:style-name="Text_20_body">Bitdepth</text:p>
      <text:p text:style-name="Text_20_body">Bitrate</text:p>
      <text:p text:style-name="Text_20_body">Resolution</text:p>
      <text:p text:style-name="Text_20_body">Colour-space - RGB24, RGB32, RGBA, YUY2, and YV12</text:p>
      <text:h text:style-name="Heading_20_5" text:outline-level="5">Format requirements</text:h>
      <text:p text:style-name="Text_20_body">The following summarises how Lagarith compares against NAA data format requirements.</text:p>
      <text:h text:style-name="Heading_20_6" text:outline-level="6"><text:soft-page-break/>Community developed</text:h>
      <text:p text:style-name="Text_20_body">Lagarith is free software, released under the GNU Public License. It was originally forked from another free software project, Huffyuv. Nevertheless, it is maintained by a single developer.</text:p>
      <text:h text:style-name="Heading_20_6" text:outline-level="6">Multiple implementations</text:h>
      <text:p text:style-name="Text_20_body">Currently Lagarith files can only be decoded by the AVI player, which utilises the Lagarith codec. Support for Lagarith encoded video is in progress for various free software players, such as Ffmpeg,<text:note text:id="ftn74" text:note-class="footnote"><text:note-citation>74</text:note-citation><text:note-body><text:p text:style-name="Footnote"><text:a xlink:type="simple" xlink:href="http://mailman.videolan.org/pipermail/vlc/2009-August/017428.html">http://mailman.videolan.org/pipermail/vlc/2009-August/017428.html</text:a></text:p></text:note-body></text:note> but is currently unavailable.</text:p>
      <text:h text:style-name="Heading_20_6" text:outline-level="6">Openly specified</text:h>
      <text:p text:style-name="Text_20_body"><text:span text:style-name="Teletype"><text:span text:style-name="T9">Lagarith is primarily a piece of software (codec) which can encode video streams using various compression algorithms. The file also contains some identifiers which along with the encoded streams, make up the data format.</text:span></text:span><text:span text:style-name="Teletype"><text:span text:style-name="T9"><text:note text:id="ftn75" text:note-class="footnote"><text:note-citation>75</text:note-citation><text:note-body><text:p text:style-name="Footnote"><text:a xlink:type="simple" xlink:href="http://wiki.multimedia.cx/index.php?title=Lagarith#Data_Format">http://wiki.multimedia.cx/index.php?title=Lagarith#Data_Format</text:a></text:p></text:note-body></text:note></text:span></text:span></text:p>
      <text:h text:style-name="Heading_20_6" text:outline-level="6">Patent and royalty free</text:h>
      <text:p text:style-name="Text_20_body">There are no known patents encumbering this format,<text:note text:id="ftn76" text:note-class="footnote"><text:note-citation>76</text:note-citation><text:note-body><text:p text:style-name="Footnote"><text:a xlink:type="simple" xlink:href="http://en.wikipedia.org/wiki/Comparison_of_video_codecs#Codecs_list">http://en.wikipedia.org/wiki/Comparison_of_video_codecs#Codecs_list</text:a></text:p></text:note-body></text:note> however the project has made no formal guarantee to ensure that it remains patent free.</text:p>
      <text:h text:style-name="Heading_20_5" text:outline-level="5">Suitability score</text:h>
      <text:p text:style-name="P5">LOW</text:p>
      <text:p text:style-name="Text_20_body">Lagarith holds a lot of promise, and is increasing in popularity. However, it is currently only supported by a single developer and has no major backing. The file format is weakly specified, as it is primarily a codec, designed for highly compressed video streams.</text:p>
      <text:h text:style-name="Heading_20_4" text:outline-level="4">Motion JPEG 2000</text:h>
      <text:p text:style-name="Text_20_body">Motion JPEG 2000 is an ISO and ITU-T approved open video data standard. It specifies the use of the JPEG 2000 codec for timed sequences of images.</text:p>
      <text:p text:style-name="Text_20_body">Unlike common video codecs, such as <text:a xlink:type="simple" xlink:href="http://en.wikipedia.org/wiki/MPEG-4">MPEG-4</text:a>, <text:a xlink:type="simple" xlink:href="http://en.wikipedia.org/wiki/WMV">WMV</text:a>, and <text:a xlink:type="simple" xlink:href="http://en.wikipedia.org/wiki/DivX">DivX</text:a>, Motion JPEG 2000 does not employ temporal or inter-frame compression. Instead, each frame is an independent entity encoded by either a lossy or lossless variant of JPEG 2000 (naturally NAA would use lossless).</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Motion JPEG 2000 compares against NAA data format requirements.</text:p>
      <text:h text:style-name="Heading_20_6" text:outline-level="6"><text:soft-page-break/>Community developed</text:h>
      <text:p text:style-name="Text_20_body">The Motion JPEG 2000 specification is covered in part three of the JPEG 2000 specification. As such, it was developed by the Joint Photographic Experts Group.<text:note text:id="ftn77" text:note-class="footnote"><text:note-citation>77</text:note-citation><text:note-body><text:p text:style-name="Footnote"><text:a xlink:type="simple" xlink:href="http://en.wikipedia.org/wiki/Joint_Photographic_Experts_Group">http://en.wikipedia.org/wiki/Joint_Photographic_Experts_Group</text:a></text:p></text:note-body></text:note></text:p>
      <text:h text:style-name="Heading_20_6" text:outline-level="6">Multiple implementations</text:h>
      <text:p text:style-name="Text_20_body">The Motion JPEG 2000 format is widely supported, however it currently depends heavily on hardware codecs. There is a free software implementation in the FFmpeg library. As such, codec support exists in various free software front ends such as MEncoder and VLC.</text:p>
      <text:h text:style-name="Heading_20_6" text:outline-level="6">Openly specified</text:h>
      <text:p text:style-name="Text_20_body">The Motion JPEG 2000 format is openly specified and freely available. Two identical standards are maintained, one as part of the ITU-T T.802<text:note text:id="ftn78" text:note-class="footnote"><text:note-citation>78</text:note-citation><text:note-body><text:p text:style-name="Footnote"><text:a xlink:type="simple" xlink:href="http://www.itu.int/rec/T-REC-T.802">http://www.itu.int/rec/T-REC-T.802</text:a></text:p></text:note-body></text:note> specification, and the other as ISO/IEC 15444-3.<text:note text:id="ftn79" text:note-class="footnote"><text:note-citation>79</text:note-citation><text:note-body><text:p text:style-name="Footnote"><text:a xlink:type="simple" xlink:href="http://www.iso.org/iso/iso_catalogue/catalogue_ics/catalogue_detail_ics.htm?csnumber=41570">http://www.iso.org/iso/iso_catalogue/catalogue_ics/catalogue_detail_ics.htm?csnumber=41570</text:a></text:p></text:note-body></text:note></text:p>
      <text:h text:style-name="Heading_20_6" text:outline-level="6">Patent and royalty free</text:h>
      <text:p text:style-name="Standard"><text:span text:style-name="T3">Motion JPEG 2000 uses the JPEG 2000 standard </text:span>for timed sequences of images (motion sequences) <text:span text:style-name="T3">and is therefore subject to any patent issues found therewith. While the format is gaining in popularity around the world (including in archival institutions), it still represents a major risk due to patent uncertainty.</text:span></text:p>
      <text:p text:style-name="P2"/>
      <text:p text:style-name="P1"><text:span text:style-name="T3">The first part (the core coding system) of the JPEG 2000 specification </text:span><text:span text:style-name="T6">is</text:span><text:span text:style-name="T3"> heavily patent encumbered, however contributing companies and organisations have agreed to make it royalty free,</text:span><text:span text:style-name="T3"><text:note text:id="ftn80" text:note-class="footnote"><text:note-citation>80</text:note-citation><text:note-body><text:p text:style-name="Footnote"><text:a xlink:type="simple" xlink:href="http://www.jpeg.org/newsrel1.html">http://www.jpeg.org/newsrel1.html</text:a></text:p></text:note-body></text:note></text:span><text:span text:style-name="T3"> however other parts are under no such agreement. Part of the specification allows for proprietary extensions, and it is unclear which components a given implementation of Motion JPEG </text:span><text:span text:style-name="T3">2000 will use. Even so, the core coding system is made a the JPEG committee has stated that undeclared and obscure submarine patents may still present a hazard.</text:span><text:span text:style-name="T3"><text:note text:id="ftn81" text:note-class="footnote"><text:note-citation>81</text:note-citation><text:note-body><text:p text:style-name="Footnote"><text:a xlink:type="simple" xlink:href="http://www.jpeg.org/jpeg2000/CDs15444.html">http://www.jpeg.org/jpeg2000/CDs15444.html</text:a></text:p></text:note-body></text:note></text:span></text:p>
      <text:p text:style-name="P2"/>
      <text:p text:style-name="P1"><text:span text:style-name="T3">The United States Library of Congress lists the Motion JPEG 2000 as have no patent or licensing claims,</text:span><text:span text:style-name="T3"><text:note text:id="ftn82" text:note-class="footnote"><text:note-citation>82</text:note-citation><text:note-body><text:p text:style-name="Footnote"><text:a xlink:type="simple" xlink:href="http://www.digitalpreservation.gov/formats/fdd/fdd000063.shtml">http://www.digitalpreservation.gov/formats/fdd/fdd000063.shtml</text:a></text:p></text:note-body></text:note></text:span><text:span text:style-name="T3"> other than that of JPEG</text:span><text:span text:style-name="T3"><text:note text:id="ftn83" text:note-class="footnote"><text:note-citation>83</text:note-citation><text:note-body><text:p text:style-name="Footnote"><text:a xlink:type="simple" xlink:href="http://www.digitalpreservation.gov/formats/fdd/fdd000017.shtml">http://www.digitalpreservation.gov/formats/fdd/fdd000017.shtml</text:a></text:p></text:note-body></text:note></text:span><text:span text:style-name="T3"> itself.</text:span></text:p>
      <text:h text:style-name="Heading_20_5" text:outline-level="5">Suitability score</text:h>
      <text:p text:style-name="P5">MEDIUM</text:p>
      <text:p text:style-name="Text_20_body">The issues surrounding patents is perhaps the major concern in regards to the use of Motion JPEG 2000 as a long term digital preservation format. The requirement for hardware codecs is also a concern, however software implementations are expected to improve over time. Otherwise, it is a well specified, widely supported lossless video data format with multiple implementations.</text:p>
      <text:h text:style-name="Heading_20_2" text:outline-level="2">Assessing Format Requirements Suitability</text:h>
      <text:p text:style-name="Text_20_body">The following table summarises the suitability of the selected video formats against digital preservation requiremen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1"/>
          </table:table-cell>
          <table:table-cell table:style-name="Table1.A1" office:value-type="string">
            <text:p text:style-name="P35">Dirac</text:p>
          </table:table-cell>
          <table:table-cell table:style-name="Table1.A1" office:value-type="string">
            <text:p text:style-name="P35">FFV1</text:p>
          </table:table-cell>
          <table:table-cell table:style-name="Table1.A1" office:value-type="string">
            <text:p text:style-name="P35">H.264</text:p>
          </table:table-cell>
          <table:table-cell table:style-name="Table1.A1" office:value-type="string">
            <text:p text:style-name="P35">Huffyyuv</text:p>
          </table:table-cell>
          <table:table-cell table:style-name="Table1.A1" office:value-type="string">
            <text:p text:style-name="P35">Lagarith</text:p>
          </table:table-cell>
          <table:table-cell table:style-name="Table1.G1" office:value-type="string">
            <text:p text:style-name="P35">MJPEG 2000</text:p>
          </table:table-cell>
        </table:table-row>
        <table:table-row>
          <table:table-cell table:style-name="Table1.A2" office:value-type="string">
            <text:p text:style-name="P35">Community developed</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G2" office:value-type="string">
            <text:p text:style-name="P12"/>
          </table:table-cell>
        </table:table-row>
        <text:soft-page-break/>
        <table:table-row>
          <table:table-cell table:style-name="Table1.A2" office:value-type="string">
            <text:p text:style-name="P35">Multiple implementations</text:p>
          </table:table-cell>
          <table:table-cell table:style-name="Table1.A2" office:value-type="string">
            <text:p text:style-name="P13"/>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4"/>
          </table:table-cell>
          <table:table-cell table:style-name="Table1.G2" office:value-type="string">
            <text:p text:style-name="P13"/>
          </table:table-cell>
        </table:table-row>
        <table:table-row>
          <table:table-cell table:style-name="Table1.A2" office:value-type="string">
            <text:p text:style-name="P35">Openly specified</text:p>
          </table:table-cell>
          <table:table-cell table:style-name="Table1.A2" office:value-type="string">
            <text:p text:style-name="P13"/>
          </table:table-cell>
          <table:table-cell table:style-name="Table1.A2" office:value-type="string">
            <text:p text:style-name="P12"/>
          </table:table-cell>
          <table:table-cell table:style-name="Table1.A2" office:value-type="string">
            <text:p text:style-name="P13"/>
          </table:table-cell>
          <table:table-cell table:style-name="Table1.A2" office:value-type="string">
            <text:p text:style-name="P12"/>
          </table:table-cell>
          <table:table-cell table:style-name="Table1.A2" office:value-type="string">
            <text:p text:style-name="P12"/>
          </table:table-cell>
          <table:table-cell table:style-name="Table1.G2" office:value-type="string">
            <text:p text:style-name="P13"/>
          </table:table-cell>
        </table:table-row>
        <table:table-row>
          <table:table-cell table:style-name="Table1.A2" office:value-type="string">
            <text:p text:style-name="P35">Patent &amp; royalty free</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4"/>
          </table:table-cell>
          <table:table-cell table:style-name="Table1.A2" office:value-type="string">
            <text:p text:style-name="P13"/>
          </table:table-cell>
          <table:table-cell table:style-name="Table1.A2" office:value-type="string">
            <text:p text:style-name="P13"/>
          </table:table-cell>
          <table:table-cell table:style-name="Table1.G2" office:value-type="string">
            <text:p text:style-name="P12"/>
          </table:table-cell>
        </table:table-row>
      </table:table>
      <text:p text:style-name="Text_20_body"/>
      <text:h text:style-name="Heading_20_3" text:outline-level="3">Assessing performance</text:h>
      <text:p text:style-name="Text_20_body">A comparison <text:span text:style-name="T10">was conducted in 2007</text:span>,<text:note text:id="ftn114" text:note-class="footnote"><text:note-citation>84</text:note-citation><text:note-body><text:p text:style-name="Footnote"><text:a xlink:type="simple" xlink:href="http://compression.ru/video/codec_comparison/lossless_codecs_2007_en.html">http://compression.ru/video/codec_comparison/lossless_codecs_2007_en.html</text:a></text:p></text:note-body></text:note> which benchmarked the performance of lossless <text:span text:style-name="T5">codecs</text:span><text:span text:style-name="T10">. Unfortunately, </text:span>both dirac-research and Schroedinger, as well as a Motion JPEG 2000 codec were absent, however this research may be updated at some point in time. The report does however comment on several other formats and codecs, including FFV1, Huffyuv, Lagarith and x264.</text:p>
      <text:p text:style-name="Text_20_body">The main conclusions were:</text:p>
      <text:list xml:id="list179279490" text:style-name="L7">
        <text:list-item>
          <text:p text:style-name="P25">In Video Capture and Video Editing Area the overall clear winner is Lagarith. </text:p>
        </text:list-item>
      </text:list>
      <text:list xml:id="list1803843539" text:style-name="L10">
        <text:list-item>
          <text:p text:style-name="P26">In Maximum Compression area the overall winner is YULS. </text:p>
        </text:list-item>
      </text:list>
      <text:list xml:id="list1076285553" text:style-name="L11">
        <text:list-item>
          <text:p text:style-name="P23">The most balanced and flexible codec is FFV1: relatively good speed and high compression for various pre-sets.</text:p>
        </text:list-item>
      </text:list>
      <text:p text:style-name="Text_20_body"/>
      <text:p text:style-name="Text_20_body">Hopefully at some point Dirac and Motion JPEG 2000 will be included, which might help to provide additional information as to the best codec to use.</text:p>
      <text:h text:style-name="Heading_20_3" text:outline-level="3">Recommended Video Codec</text:h>
      <text:p text:style-name="Text_20_body">After careful consideration of all known factors and requirements, the video format which best meets all of the NAA criteria for a long term digital preservation format is...</text:p>
      <text:h text:style-name="Heading_20_2" text:outline-level="2">Lossless Audio Options</text:h>
      <text:p text:style-name="P2">The NAA has already chosen a data format for the preservation of audio, namely FLAC<text:note text:id="ftn84" text:note-class="footnote"><text:note-citation>85</text:note-citation><text:note-body><text:p text:style-name="Footnote"><text:a xlink:type="simple" xlink:href="http://flac.sourceforge.net/">http://flac.sourceforge.net</text:a></text:p></text:note-body></text:note> (Free Lossless Audio Codec). Depending on the container format chosen however, using FLAC for the audio layer of a video may not be possible.</text:p>
      <text:p text:style-name="P2"/>
      <text:p text:style-name="P2">In light of this, it is worthwhile pursuing other possibilities for audio. There are numerous other open lossless/uncompressed audio formats available, however not all of these will meet our format requirements (note that some of these are codecs, rather than a specific file format).</text:p>
      <text:p text:style-name="P2"/>
      <text:list xml:id="list2154968134" text:style-name="L5">
        <text:list-item>
          <text:p text:style-name="P21">AIFF<text:note text:id="ftn85" text:note-class="footnote"><text:note-citation>86</text:note-citation><text:note-body><text:p text:style-name="Footnote"><text:a xlink:type="simple" xlink:href="http://en.wikipedia.org/wiki/AIFF">http://en.wikipedia.org/wiki/AIFF</text:a></text:p></text:note-body></text:note></text:p>
        </text:list-item>
        <text:list-item>
          <text:p text:style-name="P21">ALAC<text:note text:id="ftn0" text:note-class="footnote"><text:note-citation>87</text:note-citation><text:note-body><text:p text:style-name="Footnote"><text:a xlink:type="simple" xlink:href="http://en.wikipedia.org/wiki/Apple_Lossless">http://en.wikipedia.org/wiki/Apple_Lossless</text:a></text:p></text:note-body></text:note> – (Apple Lossless Audio Codec)</text:p>
        </text:list-item>
        <text:list-item>
          <text:p text:style-name="P21">apt-X Lossless<text:note text:id="ftn111" text:note-class="footnote"><text:note-citation>88</text:note-citation><text:note-body><text:p text:style-name="Footnote"><text:a xlink:type="simple" xlink:href="http://en.wikipedia.org/wiki/Apt-X">http://en.wikipedia.org/wiki/Apt-X</text:a></text:p></text:note-body></text:note></text:p>
        </text:list-item>
        <text:list-item>
          <text:p text:style-name="P21">ATRAC Advanced Lossless<text:note text:id="ftn112" text:note-class="footnote"><text:note-citation>89</text:note-citation><text:note-body><text:p text:style-name="Footnote"><text:a xlink:type="simple" xlink:href="http://en.wikipedia.org/wiki/Atrac#ATRAC_Advanced_Lossless">http://en.wikipedia.org/wiki/Atrac#ATRAC_Advanced_Lossless</text:a></text:p></text:note-body></text:note></text:p>
        </text:list-item>
        <text:list-item>
          <text:p text:style-name="P21">AU<text:note text:id="ftn86" text:note-class="footnote"><text:note-citation>90</text:note-citation><text:note-body><text:p text:style-name="Footnote"><text:a xlink:type="simple" xlink:href="http://en.wikipedia.org/wiki/Au_file_format">http://en.wikipedia.org/wiki/Au_file_format</text:a></text:p></text:note-body></text:note></text:p>
        </text:list-item>
        <text:list-item>
          <text:p text:style-name="P21"><text:soft-page-break/>BWF<text:note text:id="ftn129" text:note-class="footnote"><text:note-citation>91</text:note-citation><text:note-body><text:p text:style-name="Footnote"><text:a xlink:type="simple" xlink:href="http://en.wikipedia.org/wiki/Broadcast_Wave_Format">http://en.wikipedia.org/wiki/Broadcast_Wave_Format</text:a></text:p></text:note-body></text:note> (Broadcast Wave Format – WAV with metadata)</text:p>
        </text:list-item>
        <text:list-item>
          <text:p text:style-name="P21">DT<text:note text:id="ftn115" text:note-class="footnote"><text:note-citation>92</text:note-citation><text:note-body><text:p text:style-name="Footnote"><text:a xlink:type="simple" xlink:href="http://en.wikipedia.org/wiki/Direct_Stream_Transfer#DST">http://en.wikipedia.org/wiki/Direct_Stream_Transfer#DST</text:a></text:p></text:note-body></text:note> (Direct Stream Transfer)</text:p>
        </text:list-item>
        <text:list-item>
          <text:p text:style-name="P21">Dolby TrueHD<text:note text:id="ftn116" text:note-class="footnote"><text:note-citation>93</text:note-citation><text:note-body><text:p text:style-name="Footnote"><text:a xlink:type="simple" xlink:href="http://en.wikipedia.org/wiki/Dolby_truehd">http://en.wikipedia.org/wiki/Dolby_truehd</text:a></text:p></text:note-body></text:note></text:p>
        </text:list-item>
        <text:list-item>
          <text:p text:style-name="P21">DTS-HD Master Audio<text:note text:id="ftn117" text:note-class="footnote"><text:note-citation>94</text:note-citation><text:note-body><text:p text:style-name="Footnote"><text:a xlink:type="simple" xlink:href="http://en.wikipedia.org/wiki/DTS-HD_Master_Audio">http://en.wikipedia.org/wiki/DTS-HD_Master_Audio</text:a></text:p></text:note-body></text:note></text:p>
        </text:list-item>
        <text:list-item>
          <text:p text:style-name="P21">FLAC<text:note text:id="ftn118" text:note-class="footnote"><text:note-citation>95</text:note-citation><text:note-body><text:p text:style-name="Footnote"><text:a xlink:type="simple" xlink:href="http://en.wikipedia.org/wiki/Flac">http://en.wikipedia.org/wiki/Flac</text:a></text:p></text:note-body></text:note> (Free Lossless Audio Codec)</text:p>
        </text:list-item>
        <text:list-item>
          <text:p text:style-name="P21">LA<text:note text:id="ftn119" text:note-class="footnote"><text:note-citation>96</text:note-citation><text:note-body><text:p text:style-name="Footnote"><text:a xlink:type="simple" xlink:href="http://en.wikipedia.org/wiki/Lossless_audio">http://en.wikipedia.org/wiki/Lossless_audio</text:a></text:p></text:note-body></text:note> (Lossless Audio)</text:p>
        </text:list-item>
        <text:list-item>
          <text:p text:style-name="P21">MLP<text:note text:id="ftn121" text:note-class="footnote"><text:note-citation>97</text:note-citation><text:note-body><text:p text:style-name="Footnote"><text:a xlink:type="simple" xlink:href="http://en.wikipedia.org/wiki/Meridian_Lossless_Packing">http://en.wikipedia.org/wiki/Meridian_Lossless_Packing</text:a></text:p></text:note-body></text:note> (Meridian Lossless Packing)</text:p>
        </text:list-item>
        <text:list-item>
          <text:p text:style-name="P21">MPEG-4 ALS<text:note text:id="ftn120" text:note-class="footnote"><text:note-citation>98</text:note-citation><text:note-body><text:p text:style-name="Footnote"><text:a xlink:type="simple" xlink:href="http://en.wikipedia.org/wiki/Audio_Lossless_Coding">http://en.wikipedia.org/wiki/Audio_Lossless_Coding</text:a></text:p></text:note-body></text:note> (MPEG-4 Audio Lossless Encoding)</text:p>
        </text:list-item>
        <text:list-item>
          <text:p text:style-name="P21">MPEG-4 SLS<text:note text:id="ftn122" text:note-class="footnote"><text:note-citation>99</text:note-citation><text:note-body><text:p text:style-name="Footnote"><text:a xlink:type="simple" xlink:href="http://en.wikipedia.org/wiki/MPEG-4_SLS">http://en.wikipedia.org/wiki/MPEG-4_SLS</text:a></text:p></text:note-body></text:note> (MPEG-4 Scalable Lossless Encoding - also used in HD-AAC)</text:p>
        </text:list-item>
        <text:list-item>
          <text:p text:style-name="P21">Monkey's Audio<text:note text:id="ftn123" text:note-class="footnote"><text:note-citation>100</text:note-citation><text:note-body><text:p text:style-name="Footnote"><text:a xlink:type="simple" xlink:href="http://en.wikipedia.org/wiki/Monkey_Audio">http://en.wikipedia.org/wiki/Monkey_Audio</text:a></text:p></text:note-body></text:note></text:p>
        </text:list-item>
        <text:list-item>
          <text:p text:style-name="P21">OptimFROG<text:note text:id="ftn124" text:note-class="footnote"><text:note-citation>101</text:note-citation><text:note-body><text:p text:style-name="Footnote"><text:a xlink:type="simple" xlink:href="http://en.wikipedia.org/wiki/Optimfrog">http://en.wikipedia.org/wiki/Optimfrog</text:a></text:p></text:note-body></text:note></text:p>
        </text:list-item>
        <text:list-item>
          <text:p text:style-name="P21">PCM<text:note text:id="ftn125" text:note-class="footnote"><text:note-citation>102</text:note-citation><text:note-body><text:p text:style-name="Footnote"><text:a xlink:type="simple" xlink:href="http://en.wikipedia.org/wiki/PCM">http://en.wikipedia.org/wiki/PCM</text:a></text:p></text:note-body></text:note></text:p>
        </text:list-item>
        <text:list-item>
          <text:p text:style-name="P21">RealAudio Lossless<text:note text:id="ftn126" text:note-class="footnote"><text:note-citation>103</text:note-citation><text:note-body><text:p text:style-name="Footnote"><text:a xlink:type="simple" xlink:href="http://en.wikipedia.org/wiki/Realaudio">http://en.wikipedia.org/wiki/Realaudio</text:a></text:p></text:note-body></text:note></text:p>
        </text:list-item>
        <text:list-item>
          <text:p text:style-name="P21">SHN<text:note text:id="ftn127" text:note-class="footnote"><text:note-citation>104</text:note-citation><text:note-body><text:p text:style-name="Footnote"><text:a xlink:type="simple" xlink:href="http://en.wikipedia.org/wiki/Shorten">http://en.wikipedia.org/wiki/Shorten</text:a></text:p></text:note-body></text:note> (Shorten)</text:p>
        </text:list-item>
        <text:list-item>
          <text:p text:style-name="P21">TTA<text:note text:id="ftn128" text:note-class="footnote"><text:note-citation>105</text:note-citation><text:note-body><text:p text:style-name="Footnote"><text:a xlink:type="simple" xlink:href="http://en.wikipedia.org/wiki/TTA_%28codec%29">http://en.wikipedia.org/wiki/TTA_%28codec%29</text:a></text:p></text:note-body></text:note> (True Audio Lossless)</text:p>
        </text:list-item>
        <text:list-item>
          <text:p text:style-name="P21">WAV/WAVE<text:note text:id="ftn87" text:note-class="footnote"><text:note-citation>106</text:note-citation><text:note-body><text:p text:style-name="Footnote"><text:a xlink:type="simple" xlink:href="http://en.wikipedia.org/wiki/WAV">http://en.wikipedia.org/wiki/WAV</text:a></text:p></text:note-body></text:note> (Waveform Audio File Format)</text:p>
        </text:list-item>
        <text:list-item>
          <text:p text:style-name="P21">WavPack<text:note text:id="ftn130" text:note-class="footnote"><text:note-citation>107</text:note-citation><text:note-body><text:p text:style-name="Footnote"><text:a xlink:type="simple" xlink:href="http://en.wikipedia.org/wiki/Wavpack">http://en.wikipedia.org/wiki/Wavpack</text:a></text:p></text:note-body></text:note></text:p>
        </text:list-item>
        <text:list-item>
          <text:p text:style-name="P21">WMA Lossless<text:note text:id="ftn131" text:note-class="footnote"><text:note-citation>108</text:note-citation><text:note-body><text:p text:style-name="Footnote"><text:a xlink:type="simple" xlink:href="http://en.wikipedia.org/wiki/WMA_Lossless">http://en.wikipedia.org/wiki/WMA_Lossless</text:a></text:p></text:note-body></text:note> (Windows Media Audio Lossless)</text:p>
        </text:list-item>
      </text:list>
      <text:p text:style-name="Text_20_body"/>
      <text:h text:style-name="Heading_20_3" text:outline-level="3">Open Lossless audio options</text:h>
      <text:p text:style-name="Standard">Research suggests that only a handful of these are openly specified (although many of these are patent encumbered), including:</text:p>
      <text:p text:style-name="Standard"/>
      <text:list xml:id="list190062544" text:continue-list="list2059800741" text:style-name="L4">
        <text:list-item>
          <text:p text:style-name="P20">FLAC</text:p>
        </text:list-item>
        <text:list-item>
          <text:p text:style-name="P20">MPEG-4 ALS</text:p>
        </text:list-item>
        <text:list-item>
          <text:p text:style-name="P20"><text:soft-page-break/>MPEG-4 SLS</text:p>
        </text:list-item>
        <text:list-item>
          <text:p text:style-name="P20">PCM</text:p>
        </text:list-item>
        <text:list-item>
          <text:p text:style-name="P20">SHN (no longer developed)</text:p>
        </text:list-item>
        <text:list-item>
          <text:p text:style-name="P20">TTA</text:p>
        </text:list-item>
        <text:list-item>
          <text:p text:style-name="P20">WAV/BWF</text:p>
        </text:list-item>
        <text:list-item>
          <text:p text:style-name="P20">WavPack</text:p>
        </text:list-item>
      </text:list>
      <text:h text:style-name="Heading_20_3" text:outline-level="3">Recommended Audio</text:h>
      <text:p text:style-name="Text_20_body">The NAA should continue to support the FLAC format as the audio stream within video. This will, however, depend on the container format chosen.</text:p>
      <text:h text:style-name="Heading_20_2" text:outline-level="2">Container options</text:h>
      <text:p text:style-name="Text_20_body">The container format is a very important aspect of a video file. Not all container formats support every video and audio format, and as such either the container will influence the video and audio formats, or the audio and video formats will influence it.</text:p>
      <text:p text:style-name="Text_20_body"/>
      <text:p text:style-name="Text_20_body">As such, the container format as an additional requirement:</text:p>
      <text:list xml:id="list1033294392" text:style-name="L12">
        <text:list-item>
          <text:p text:style-name="P24">It should support the NAA audio and video formats of choice.</text:p>
        </text:list-item>
      </text:list>
      <text:p text:style-name="Text_20_body"/>
      <text:h text:style-name="Heading_20_3" text:outline-level="3">Background on a complicated relationship</text:h>
      <text:p text:style-name="Text_20_body">Some container formats are based on the ISO base media file format<text:note text:id="ftn88" text:note-class="footnote"><text:note-citation>109</text:note-citation><text:note-body><text:p text:style-name="Footnote"><text:a xlink:type="simple" xlink:href="http://en.wikipedia.org/wiki/ISO_base_media_file_format">http://en.wikipedia.org/wiki/ISO_base_media_file_format</text:a></text:p></text:note-body></text:note> (ISO/IEC 14496-12), known as MPEG-4 Part 12<text:note text:id="ftn89" text:note-class="footnote"><text:note-citation>110</text:note-citation><text:note-body><text:p text:style-name="Footnote"><text:a xlink:type="simple" xlink:href="http://en.wikipedia.org/wiki/MPEG-4_Part_12">http://en.wikipedia.org/wiki/MPEG-4_Part_12</text:a></text:p></text:note-body></text:note> (MP4 version 1), which was directly based on Apple's Quicktime container format<text:note text:id="ftn90" text:note-class="footnote"><text:note-citation>111</text:note-citation><text:note-body><text:p text:style-name="Footnote"><text:a xlink:type="simple" xlink:href="http://en.wikipedia.org/wiki/QuickTime#QuickTime_file_format">http://en.wikipedia.org/wiki/QuickTime#QuickTime_file_format</text:a></text:p></text:note-body></text:note> (MOV). Both Apple and Matsushita Electric Industrial Co hold patents in relation to this standard.<text:note text:id="ftn91" text:note-class="footnote"><text:note-citation>112</text:note-citation><text:note-body><text:p text:style-name="Footnote"><text:a xlink:type="simple" xlink:href="http://www.digitalpreservation.gov/formats/fdd/fdd000079.shtml#sustainability">http://www.digitalpreservation.gov/formats/fdd/fdd000079.shtml#sustainability</text:a></text:p></text:note-body></text:note> Although an ISO standard, the process does not require them to make these freely available, but rather be “willing to negotiate licenses under reasonable and non-discriminatory terms.” This means the NAA should contact these parties to negotiate irrevocable royalty free use of the container format, should it be chosen as the preservation standard.</text:p>
      <text:p text:style-name="Text_20_body"/>
      <text:p text:style-name="Text_20_body">The file format for JPEG2000 Part 12 (ISO/IEC 15444-12) is exactly the same standard as MP4.</text:p>
      <text:p text:style-name="Text_20_body"/>
      <text:p text:style-name="Text_20_body">The MP4<text:note text:id="ftn92" text:note-class="footnote"><text:note-citation>113</text:note-citation><text:note-body><text:p text:style-name="Footnote"><text:a xlink:type="simple" xlink:href="http://en.wikipedia.org/wiki/MP4">http://en.wikipedia.org/wiki/MP4</text:a></text:p></text:note-body></text:note> version 2 format (ISO/IEC 14496-14) is part of MPEG-4 Part 14<text:note text:id="ftn93" text:note-class="footnote"><text:note-citation>114</text:note-citation><text:note-body><text:p text:style-name="Footnote"><text:a xlink:type="simple" xlink:href="http://en.wikipedia.org/wiki/MPEG-4_Part_14">http://en.wikipedia.org/wiki/MPEG-4_Part_14</text:a></text:p></text:note-body></text:note> standard and is an extension of the ISO base media file format (MP4 version 1/MPEG-4 Part 12).</text:p>
      <text:p text:style-name="Text_20_body"/>
      <text:p text:style-name="Text_20_body">It should be noted that “MP4” always refers to version 2 of the standard, also known as MPEG-4 Part 14 and MPEG-4 file format version 2.</text:p>
      <text:p text:style-name="Text_20_body"/>
      <text:p text:style-name="Text_20_body"><text:soft-page-break/>MOV -&gt; MP4 version 1 -&gt; ISO base media file format -&gt; Others<text:note text:id="ftn94" text:note-class="footnote"><text:note-citation>115</text:note-citation><text:note-body><text:p text:style-name="Footnote"><text:a xlink:type="simple" xlink:href="http://www.mp4ra.org/specs.html">http://www.mp4ra.org/specs.html</text:a></text:p></text:note-body></text:note> (including MP4 version 2)</text:p>
      <text:p text:style-name="Text_20_body"/>
      <text:p text:style-name="Text_20_body">Formats derived from the ISO base media file format <text:span text:style-name="T5">may</text:span> be openly specified, but it is not guaranteed as they extend some or all of the original standard. Their patent status is also not necessarily known.</text:p>
      <text:p text:style-name="Text_20_body"/>
      <text:list xml:id="list1175061118" text:continue-list="list190062544" text:style-name="L4">
        <text:list-item>
          <text:p text:style-name="P20">3GPP/2 (extension of ISO Base Media File Format)</text:p>
        </text:list-item>
        <text:list-item>
          <text:p text:style-name="P20">ASF - Advanced Systems Format (Microsoft)</text:p>
        </text:list-item>
        <text:list-item>
          <text:p text:style-name="P22">AVI - Audio Video Interleave (Microsoft)</text:p>
        </text:list-item>
        <text:list-item>
          <text:p text:style-name="P20">DIVX/DMF<text:note text:id="ftn95" text:note-class="footnote"><text:note-citation>116</text:note-citation><text:note-body><text:p text:style-name="Footnote"><text:a xlink:type="simple" xlink:href="http://en.wikipedia.org/wiki/DivX_Media_Format#DivX_Media_Format_.28DMF.29">http://en.wikipedia.org/wiki/DivX_Media_Format#DivX_Media_Format_.28DMF.29</text:a></text:p></text:note-body></text:note> – DivX Media Format</text:p>
        </text:list-item>
        <text:list-item>
          <text:p text:style-name="P20">F4V</text:p>
        </text:list-item>
        <text:list-item>
          <text:p text:style-name="P20">FLV<text:note text:id="ftn96" text:note-class="footnote"><text:note-citation>117</text:note-citation><text:note-body><text:p text:style-name="Footnote"><text:a xlink:type="simple" xlink:href="http://en.wikipedia.org/wiki/Flash_Video">http://en.wikipedia.org/wiki/Flash_Video</text:a></text:p></text:note-body></text:note> – Flash Video</text:p>
        </text:list-item>
        <text:list-item>
          <text:p text:style-name="P20">GFX<text:note text:id="ftn97" text:note-class="footnote"><text:note-citation>118</text:note-citation><text:note-body><text:p text:style-name="Footnote"><text:a xlink:type="simple" xlink:href="http://en.wikipedia.org/wiki/GXF">http://en.wikipedia.org/wiki/GXF</text:a></text:p></text:note-body></text:note> – General Exchange Format</text:p>
        </text:list-item>
        <text:list-item>
          <text:p text:style-name="P20">MKV<text:note text:id="ftn98" text:note-class="footnote"><text:note-citation>119</text:note-citation><text:note-body><text:p text:style-name="Footnote"><text:a xlink:type="simple" xlink:href="http://en.wikipedia.org/wiki/Matroska">http://en.wikipedia.org/wiki/Matroska</text:a></text:p></text:note-body></text:note> - <text:span text:style-name="T3">Matroska Multimedia Container</text:span></text:p>
        </text:list-item>
        <text:list-item>
          <text:p text:style-name="P20">MJ2</text:p>
        </text:list-item>
        <text:list-item>
          <text:p text:style-name="P20">MOV/QT - Quicktime</text:p>
        </text:list-item>
        <text:list-item>
          <text:p text:style-name="P20">MP4 version 1<text:note text:id="ftn113" text:note-class="footnote"><text:note-citation>120</text:note-citation><text:note-body><text:p text:style-name="Footnote"><text:a xlink:type="simple" xlink:href="http://en.wikipedia.org/wiki/MPEG-4_Part_12">http://en.wikipedia.org/wiki/MPEG-4_Part_12</text:a></text:p></text:note-body></text:note> (MPEG-4 Part 12 - ISO Base Media File Format)</text:p>
        </text:list-item>
        <text:list-item>
          <text:p text:style-name="P20">MP4 version 2 (MPEG-4 Part 14 - extension of ISO Base Media File Format)<text:note text:id="ftn99" text:note-class="footnote"><text:note-citation>121</text:note-citation><text:note-body><text:p text:style-name="Footnote"><text:a xlink:type="simple" xlink:href="http://www.mp4ra.org/specs.html">http://www.mp4ra.org/specs.html</text:a></text:p></text:note-body></text:note></text:p>
        </text:list-item>
        <text:list-item>
          <text:p text:style-name="P20">MXF – Material Exchange Format</text:p>
        </text:list-item>
        <text:list-item>
          <text:p text:style-name="P20">Ogg<text:note text:id="ftn100" text:note-class="footnote"><text:note-citation>122</text:note-citation><text:note-body><text:p text:style-name="Footnote"><text:a xlink:type="simple" xlink:href="http://xiph.org/ogg/">http://xiph.org/ogg/</text:a></text:p></text:note-body></text:note> (.ogv file extension, official Ogg container for video, supported by Xiph)</text:p>
        </text:list-item>
        <text:list-item>
          <text:p text:style-name="P20">Ogm<text:note text:id="ftn132" text:note-class="footnote"><text:note-citation>123</text:note-citation><text:note-body><text:p text:style-name="Footnote"><text:a xlink:type="simple" xlink:href="http://en.wikipedia.org/wiki/Ogm#History">http://en.wikipedia.org/wiki/Ogm#History</text:a></text:p></text:note-body></text:note> (hack on Ogg format to support video, <text:span text:style-name="T2">not</text:span> supported by Xiph)</text:p>
        </text:list-item>
        <text:list-item>
          <text:p text:style-name="P20">RM - RealMedia</text:p>
        </text:list-item>
        <text:list-item>
          <text:p text:style-name="P20">WMA</text:p>
        </text:list-item>
        <text:list-item>
          <text:p text:style-name="P20">WMV</text:p>
        </text:list-item>
      </text:list>
      <text:h text:style-name="Heading_20_3" text:outline-level="3">Open Container Options</text:h>
      <text:p text:style-name="Standard">Research suggests that only a handful of these are openly specified, including:</text:p>
      <text:p text:style-name="Standard"/>
      <text:list xml:id="list1311198752" text:continue-numbering="true" text:style-name="L4">
        <text:list-item>
          <text:p text:style-name="P20">FLV</text:p>
        </text:list-item>
        <text:list-item>
          <text:p text:style-name="P20">GXF<text:note text:id="ftn101" text:note-class="footnote"><text:note-citation>124</text:note-citation><text:note-body><text:p text:style-name="Footnote"><text:a xlink:type="simple" xlink:href="http://www.ebu.ch/en/technical/trev/trev_291-edge.pdf">http://www.ebu.ch/en/technical/trev/trev_291-edge.pdf</text:a></text:p></text:note-body></text:note></text:p>
        </text:list-item>
        <text:list-item>
          <text:p text:style-name="P20"><text:soft-page-break/>MKV<text:note text:id="ftn102" text:note-class="footnote"><text:note-citation>125</text:note-citation><text:note-body><text:p text:style-name="Footnote"><text:a xlink:type="simple" xlink:href="http://matroska.org/technical/specs/index.html">http://matroska.org/technical/specs/index.html</text:a></text:p></text:note-body></text:note></text:p>
        </text:list-item>
        <text:list-item>
          <text:p text:style-name="P20">MJ2</text:p>
        </text:list-item>
        <text:list-item>
          <text:p text:style-name="P20">MP4 v1</text:p>
        </text:list-item>
        <text:list-item>
          <text:p text:style-name="P20">MP4 v2</text:p>
        </text:list-item>
        <text:list-item>
          <text:p text:style-name="P20">MXF<text:note text:id="ftn103" text:note-class="footnote"><text:note-citation>126</text:note-citation><text:note-body><text:p text:style-name="Footnote"><text:a xlink:type="simple" xlink:href="http://www.smpte.org/smpte_store/standards/">http://www.smpte.org/smpte_store/standards/</text:a></text:p></text:note-body></text:note></text:p>
        </text:list-item>
        <text:list-item>
          <text:p text:style-name="P20">NUT</text:p>
        </text:list-item>
        <text:list-item>
          <text:p text:style-name="P20">Ogg<text:note text:id="ftn104" text:note-class="footnote"><text:note-citation>127</text:note-citation><text:note-body><text:p text:style-name="Footnote"><text:a xlink:type="simple" xlink:href="http://xiph.org/ogg/doc/">http://xiph.org/ogg/doc/</text:a></text:p></text:note-body></text:note></text:p>
        </text:list-item>
        <text:list-item>
          <text:p text:style-name="P20">Ogm</text:p>
        </text:list-item>
      </text:list>
      <text:p text:style-name="Text_20_body"/>
      <text:h text:style-name="Heading_20_3" text:outline-level="3">Assessing Container Format Requirements Suitability</text:h>
      <text:p text:style-name="Text_20_body">The following is an assessment of the suitability of the above open container formats.</text:p>
      <text:h text:style-name="Heading_20_4" text:outline-level="4">[Container]</text:h>
      <text:p text:style-name="Text_20_body">Introduce container format</text:p>
      <text:h text:style-name="Heading_20_5" text:outline-level="5">Format requirements</text:h>
      <text:p text:style-name="Text_20_body">The following summarises how [CONTAINER] compares against NAA data format requirements.</text:p>
      <text:h text:style-name="Heading_20_6" text:outline-level="6">Community developed</text:h>
      <text:p text:style-name="Text_20_body">Discuss</text:p>
      <text:h text:style-name="Heading_20_6" text:outline-level="6">Multiple implementations</text:h>
      <text:p text:style-name="Text_20_body">Discuss</text:p>
      <text:h text:style-name="Heading_20_6" text:outline-level="6">Openly specified</text:h>
      <text:p text:style-name="Text_20_body">Discuss</text:p>
      <text:h text:style-name="Heading_20_6" text:outline-level="6">Patent and royalty free</text:h>
      <text:p text:style-name="Text_20_body">Discuss</text:p>
      <text:h text:style-name="Heading_20_5" text:outline-level="5">Suitability score</text:h>
      <text:p text:style-name="P5">[SCORE]</text:p>
      <text:p text:style-name="Text_20_body">Summary</text:p>
      <text:p text:style-name="Text_20_body"/>
      <text:p text:style-name="Text_20_body"/>
      <text:p text:style-name="Text_20_body">matroksa – support for Dirac in FFmpeg.<text:note text:id="ftn105" text:note-class="footnote"><text:note-citation>128</text:note-citation><text:note-body><text:p text:style-name="Footnote"><text:a xlink:type="simple" xlink:href="http://lists.mplayerhq.hu/pipermail/ffmpeg-devel/2008-December/057264.html">http://lists.mplayerhq.hu/pipermail/ffmpeg-devel/2008-December/057264.html</text:a></text:p></text:note-body></text:note></text:p>
      <text:h text:style-name="Heading_20_3" text:outline-level="3"><text:soft-page-break/>Recommended Container</text:h>
      <text:p text:style-name="Text_20_body">While the recommended container format needs to address as much of the criteria as possible, it is ultimately influenced by the choice of video and audio formats.</text:p>
      <text:p text:style-name="Text_20_body"/>
      <text:p text:style-name="Text_20_body">Currently, the audio layer of choice is FLAC, of which only Ogg and Matroska support. Likewise, should Dirac be chosen as the preferred video format it is supported primarily by Ogg, but also by Matroska.</text:p>
      <text:p text:style-name="Text_20_body"/>
      <text:p text:style-name="Text_20_body">Ogm is essentially a number of extensions to the audio Ogg container. As such, it was not designed with video in mind from its inception. On the other hand, Matroska was specifically designed as a video container format. Both are free and open source containers, and while Ogg is gaining in popularity due to the push for open video streaming in HTML5, Matroska is fast becoming the format of choice for storing high quality H.264 content such as Blu-Ray DVD rips.</text:p>
      <text:p text:style-name="Text_20_body"/>
      <text:p text:style-name="Text_20_body">As such, Matroska appears to support the NAA's requirements better than Ogg.</text:p>
      <text:h text:style-name="Heading_20_1" text:outline-level="1">Alternate options</text:h>
      <text:p text:style-name="P2">The digital preservation format does not necessarily need to be a specific video format. For example, the NAA already has chosen the PNG format for long term preservation of images.</text:p>
      <text:p text:style-name="P2"><text:line-break/>Seeing as video at its core is just a series of images, the NAA could use a PNG image sequence.</text:p>
      <text:p text:style-name="P2"/>
      <text:p text:style-name="P2">The primary benefits include:</text:p>
      <text:list xml:id="list988594408" text:style-name="L6">
        <text:list-item>
          <text:p text:style-name="P19">Looking after just one image format</text:p>
        </text:list-item>
        <text:list-item>
          <text:p text:style-name="P19">No need to continually transcode video to newer versions or alternate formats</text:p>
        </text:list-item>
        <text:list-item>
          <text:p text:style-name="P19">Already lossless</text:p>
        </text:list-item>
        <text:list-item>
          <text:p text:style-name="P19">Each frame stored in its entirety</text:p>
        </text:list-item>
        <text:list-item>
          <text:p text:style-name="P19">No need for a container format, which reduces complexity</text:p>
        </text:list-item>
      </text:list>
      <text:p text:style-name="P2"/>
      <text:p text:style-name="P2">Audio streams would be saved as flat FLAC files, the current preservation audio file format.</text:p>
      <text:p text:style-name="P2"/>
      <text:p text:style-name="P2">This method is already used for the storing of lossless digital masters of production video, such as Elephant's Dream<text:note text:id="ftn106" text:note-class="footnote"><text:note-citation>129</text:note-citation><text:note-body><text:p text:style-name="Footnote"><text:a xlink:type="simple" xlink:href="http://orange.blender.org/download">http://orange.blender.org/download</text:a></text:p></text:note-body></text:note> and Big Buck Bunny<text:note text:id="ftn107" text:note-class="footnote"><text:note-citation>130</text:note-citation><text:note-body><text:p text:style-name="Footnote"><text:a xlink:type="simple" xlink:href="http://www.bigbuckbunny.org/index.php/download/">http://www.bigbuckbunny.org/index.php/download/</text:a></text:p></text:note-body></text:note>.</text:p>
      <text:p text:style-name="P1"/>
      <text:h text:style-name="Heading_20_1" text:outline-level="1">Test cases</text:h>
      <text:p text:style-name="P2">Size of files, etc</text:p>
      <text:h text:style-name="Heading_20_1" text:outline-level="1">Summary</text:h>
      <text:p text:style-name="P2">Dirac<text:note text:id="ftn108" text:note-class="footnote"><text:note-citation>131</text:note-citation><text:note-body><text:p text:style-name="Footnote"><text:a xlink:type="simple" xlink:href="http://www.diracvideo.org/"><text:span text:style-name="T3">http://www.diracvideo.org/</text:span></text:a></text:p></text:note-body></text:note> is a patent free, openly specified video format<text:note text:id="ftn109" text:note-class="footnote"><text:note-citation>132</text:note-citation><text:note-body><text:p text:style-name="Footnote"><text:a xlink:type="simple" xlink:href="http://diracvideo.org/download/specification/dirac-spec-latest.pdf"><text:span text:style-name="T3">http://diracvideo.org/download/specification/dirac-spec-latest.pdf</text:span></text:a></text:p></text:note-body></text:note> which supports lossless compression. It has been developed by the BBC<text:note text:id="ftn110" text:note-class="footnote"><text:note-citation>133</text:note-citation><text:note-body><text:p text:style-name="Footnote"><text:a xlink:type="simple" xlink:href="http://www.bbc.co.uk/rd/projects/dirac/index.shtml">http://www.bbc.co.uk/rd/projects/dirac/index.shtml</text:a></text:p></text:note-body></text:note> and multiple implementations exist. It is currently gaining in popularity, which is expected to increase in the future.</text:p>
      <text:p text:style-name="P2"><text:soft-page-break/></text:p>
      <text:p text:style-name="P2">Dirac Pro is an open product specifically designed for production and preservation use.</text:p>
      <text:p text:style-name="P2"/>
      <text:p text:style-name="P2">FFV1, Huffyuv and Lagarith are all interesting codecs, however they do not meet all our requirements for digital preservation formats.</text:p>
      <text:p text:style-name="P2"/>
      <text:p text:style-name="P2">H.264 is heavily patented and currently unsuitable as a long term format. While the free software x264 library supports encoding, it does not support decoding of the H.264 file format. The FFmpeg project does support both, however warns of possible patent violations.</text:p>
      <text:p text:style-name="P2"/>
      <text:p text:style-name="P2">While Motion JPEG 2000 is a community developed and widely used format, its patent encumbrance status is unknown. Indeed, the JPEG committee has warned that even part one of the standard may be susceptible to submarine patents. Motion JPEG 2000 also currently relies heavily on hardware devices for encoding, although there there are few software codecs.</text:p>
      <text:h text:style-name="Heading_20_1" text:outline-level="1">Recommendation</text:h>
      <text:h text:style-name="Heading_20_2" text:outline-level="2">Video</text:h>
      <text:p text:style-name="P2">The Dirac format fulfils the most criteria for a digital preservation format. While not as popular as Motion JPEG 2000, it is guaranteed to be royalty free and non-patent encumbered. There are multiple implementations and support for the format is growing.</text:p>
      <text:h text:style-name="Heading_20_2" text:outline-level="2">Audio</text:h>
      <text:p text:style-name="P2">The NAA already has a chosen format for Audio which meets all required criteria. As such, it is recommended that the FLAC format be used as the audio layer for the long term preservation of video records.</text:p>
      <text:h text:style-name="Heading_20_2" text:outline-level="2">Container</text:h>
      <text:p text:style-name="P2">Ogg is a patent free, openly specified, community developed and widely supported container format. It supports both FLAC audio and Dirac video streams and as such is the most suitable format for contai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Teletype"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Smart</meta:initial-creator>
    <meta:creation-date>2010-01-05T11:05:44</meta:creation-date>
    <meta:generator>OpenOffice.org/3.1$Unix OpenOffice.org_project/310m19$Build-9420</meta:generator>
    <dc:date>2010-01-27T15:04:07</dc:date>
    <meta:editing-duration>PT33H12M01S</meta:editing-duration>
    <meta:editing-cycles>825</meta:editing-cycles>
    <meta:document-statistic meta:table-count="1" meta:image-count="0" meta:object-count="0" meta:page-count="24" meta:paragraph-count="639" meta:word-count="6391" meta:character-count="44256"/>
  </office:meta>
</office:document-meta>
</file>